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Bitstream Vera Sans Mono2" svg:font-family="'Bitstream Vera Sans Mono'"/>
    <style:font-face style:name="Droid Sans Devanagari2" svg:font-family="'Droid Sans Devanagari'" style:font-family-generic="swiss"/>
    <style:font-face style:name="Bitstream Vera Sans Mono1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Bitstream Vera Sans Mono" svg:font-family="'Bitstream Vera Sans Mono'" style:font-pitch="variable"/>
    <style:font-face style:name="Droid Sans Devanagari1" svg:font-family="'Droid Sans Devanagari'" style:font-pitch="variable"/>
    <style:font-face style:name="Liberation Serif2" svg:font-family="'Liberation Serif'" style:font-pitch="variable"/>
    <style:font-face style:name="Noto Serif CJK SC" svg:font-family="'Noto Serif CJK SC'" style:font-pitch="variable"/>
    <style:font-face style:name="Bitstream Vera Sans Mono3" svg:font-family="'Bitstream Vera Sans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zxx" fo:country="none" officeooo:paragraph-rsid="003e3433" style:language-asian="zxx" style:country-asian="none" style:language-complex="zxx" style:country-complex="none"/>
    </style:style>
    <style:style style:name="P2" style:family="paragraph" style:parent-style-name="Standard">
      <style:paragraph-properties fo:text-align="justify" style:justify-single-word="false"/>
      <style:text-properties fo:language="zxx" fo:country="none" officeooo:rsid="00429996" officeooo:paragraph-rsid="00429996" style:language-asian="zxx" style:country-asian="none" style:language-complex="zxx" style:country-complex="none"/>
    </style:style>
    <style:style style:name="P3" style:family="paragraph" style:parent-style-name="Standard">
      <style:paragraph-properties fo:text-align="justify" style:justify-single-word="false"/>
      <style:text-properties fo:language="zxx" fo:country="none" officeooo:rsid="00519d10" officeooo:paragraph-rsid="00519d10" style:language-asian="zxx" style:country-asian="none" style:language-complex="zxx" style:country-complex="none"/>
    </style:style>
    <style:style style:name="P4" style:family="paragraph" style:parent-style-name="Standard">
      <style:paragraph-properties fo:text-align="justify" style:justify-single-word="false"/>
      <style:text-properties fo:language="zxx" fo:country="none" officeooo:rsid="0051fb69" officeooo:paragraph-rsid="0051fb69" style:language-asian="zxx" style:country-asian="none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fo:font-size="14pt" fo:language="zxx" fo:country="none" fo:font-weight="bold" officeooo:rsid="001d7762" officeooo:paragraph-rsid="001d776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fo:font-size="14pt" fo:language="zxx" fo:country="none" fo:font-weight="bold" officeooo:rsid="001a0bc2" officeooo:paragraph-rsid="0035051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zxx" fo:country="none" officeooo:rsid="001a0bc2" officeooo:paragraph-rsid="001a0bc2" style:language-asian="zxx" style:country-asian="none" style:language-complex="zxx" style:country-complex="none"/>
    </style:style>
    <style:style style:name="P8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zxx" fo:country="none" officeooo:paragraph-rsid="00132615" style:language-asian="zxx" style:country-asian="none" style:language-complex="zxx" style:country-complex="none"/>
    </style:style>
    <style:style style:name="P9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zxx" fo:country="none" officeooo:rsid="00132615" officeooo:paragraph-rsid="00132615" style:language-asian="zxx" style:country-asian="none" style:language-complex="zxx" style:country-complex="none"/>
    </style:style>
    <style:style style:name="P10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officeooo:paragraph-rsid="00350515"/>
    </style:style>
    <style:style style:name="P11" style:family="paragraph" style:parent-style-name="Standard">
      <style:paragraph-properties fo:text-align="justify" style:justify-single-word="false" fo:break-before="page"/>
      <style:text-properties fo:language="zxx" fo:country="none" officeooo:rsid="00422cfc" officeooo:paragraph-rsid="00422cfc" style:language-asian="zxx" style:country-asian="none" style:language-complex="zxx" style:country-complex="none"/>
    </style:style>
    <style:style style:name="P12" style:family="paragraph" style:parent-style-name="Standard" style:list-style-name="L1">
      <style:paragraph-properties fo:text-align="justify" style:justify-single-word="false"/>
      <style:text-properties fo:language="zxx" fo:country="none" fo:font-style="italic" officeooo:rsid="00132615" officeooo:paragraph-rsid="003d2e19" style:language-asian="zxx" style:country-asian="none" style:font-style-asian="italic" style:language-complex="zxx" style:country-complex="none" style:font-style-complex="italic"/>
    </style:style>
    <style:style style:name="P13" style:family="paragraph" style:parent-style-name="Standard" style:list-style-name="L1">
      <style:paragraph-properties fo:text-align="justify" style:justify-single-word="false"/>
      <style:text-properties fo:language="zxx" fo:country="none" officeooo:rsid="00148b92" officeooo:paragraph-rsid="0040bf72" style:language-asian="zxx" style:country-asian="none" style:language-complex="zxx" style:country-complex="none"/>
    </style:style>
    <style:style style:name="P14" style:family="paragraph" style:parent-style-name="Standard" style:list-style-name="L1">
      <style:paragraph-properties fo:text-align="justify" style:justify-single-word="false"/>
      <style:text-properties fo:language="zxx" fo:country="none" officeooo:rsid="00150eac" officeooo:paragraph-rsid="00470a19" style:language-asian="zxx" style:country-asian="none" style:language-complex="zxx" style:country-complex="none"/>
    </style:style>
    <style:style style:name="P15" style:family="paragraph" style:parent-style-name="Standard" style:list-style-name="L1">
      <style:paragraph-properties fo:text-align="justify" style:justify-single-word="false"/>
      <style:text-properties fo:language="zxx" fo:country="none" officeooo:paragraph-rsid="00170bda" style:language-asian="zxx" style:country-asian="none" style:language-complex="zxx" style:country-complex="none"/>
    </style:style>
    <style:style style:name="P16" style:family="paragraph" style:parent-style-name="Standard" style:list-style-name="L3">
      <style:paragraph-properties fo:text-align="justify" style:justify-single-word="false"/>
      <style:text-properties fo:language="zxx" fo:country="none" officeooo:paragraph-rsid="003e3433" style:language-asian="zxx" style:country-asian="none" style:language-complex="zxx" style:country-complex="none"/>
    </style:style>
    <style:style style:name="P17" style:family="paragraph" style:parent-style-name="Standard" style:list-style-name="L2">
      <style:paragraph-properties fo:text-align="justify" style:justify-single-word="false"/>
      <style:text-properties fo:language="zxx" fo:country="none" officeooo:paragraph-rsid="00422cfc" style:language-asian="zxx" style:country-asian="none" style:language-complex="zxx" style:country-complex="none"/>
    </style:style>
    <style:style style:name="P18" style:family="paragraph" style:parent-style-name="Standard" style:list-style-name="L2">
      <style:paragraph-properties fo:text-align="justify" style:justify-single-word="false"/>
      <style:text-properties fo:language="zxx" fo:country="none" officeooo:paragraph-rsid="0048d39b" style:language-asian="zxx" style:country-asian="none" style:language-complex="zxx" style:country-complex="none"/>
    </style:style>
    <style:style style:name="P19" style:family="paragraph" style:parent-style-name="Standard" style:list-style-name="L2">
      <style:paragraph-properties fo:text-align="justify" style:justify-single-word="false"/>
      <style:text-properties fo:language="zxx" fo:country="none" officeooo:paragraph-rsid="004b0443" style:language-asian="zxx" style:country-asian="none" style:language-complex="zxx" style:country-complex="none"/>
    </style:style>
    <style:style style:name="P20" style:family="paragraph" style:parent-style-name="Standard" style:list-style-name="L2">
      <style:paragraph-properties fo:text-align="justify" style:justify-single-word="false"/>
      <style:text-properties fo:language="zxx" fo:country="none" officeooo:paragraph-rsid="004f22f2" style:language-asian="zxx" style:country-asian="none" style:language-complex="zxx" style:country-complex="none"/>
    </style:style>
    <style:style style:name="P21" style:family="paragraph" style:parent-style-name="Standard" style:list-style-name="L2">
      <style:paragraph-properties fo:text-align="justify" style:justify-single-word="false"/>
      <style:text-properties fo:language="zxx" fo:country="none" officeooo:paragraph-rsid="0083d677" style:language-asian="zxx" style:country-asian="none" style:language-complex="zxx" style:country-complex="none"/>
    </style:style>
    <style:style style:name="P22" style:family="paragraph" style:parent-style-name="Standard" style:list-style-name="L2">
      <style:paragraph-properties fo:text-align="justify" style:justify-single-word="false"/>
      <style:text-properties fo:language="zxx" fo:country="none" officeooo:rsid="00132615" officeooo:paragraph-rsid="003e0dba" style:language-asian="zxx" style:country-asian="none" style:language-complex="zxx" style:country-complex="none"/>
    </style:style>
    <style:style style:name="P23" style:family="paragraph" style:parent-style-name="Standard" style:list-style-name="L2">
      <style:paragraph-properties fo:text-align="justify" style:justify-single-word="false"/>
      <style:text-properties fo:language="zxx" fo:country="none" officeooo:rsid="003e0dba" officeooo:paragraph-rsid="003e0dba" style:language-asian="zxx" style:country-asian="none" style:language-complex="zxx" style:country-complex="none"/>
    </style:style>
    <style:style style:name="P24" style:family="paragraph" style:parent-style-name="Standard" style:list-style-name="L2">
      <style:paragraph-properties fo:text-align="justify" style:justify-single-word="false"/>
      <style:text-properties fo:language="zxx" fo:country="none" officeooo:rsid="003e3433" officeooo:paragraph-rsid="003e3433" style:language-asian="zxx" style:country-asian="none" style:language-complex="zxx" style:country-complex="none"/>
    </style:style>
    <style:style style:name="P25" style:family="paragraph" style:parent-style-name="Standard" style:list-style-name="L2">
      <style:paragraph-properties fo:text-align="justify" style:justify-single-word="false"/>
      <style:text-properties fo:language="zxx" fo:country="none" officeooo:rsid="001b92b9" officeooo:paragraph-rsid="001b92b9" style:language-asian="zxx" style:country-asian="none" style:language-complex="zxx" style:country-complex="none"/>
    </style:style>
    <style:style style:name="P26" style:family="paragraph" style:parent-style-name="Standard" style:list-style-name="L2">
      <style:paragraph-properties fo:text-align="justify" style:justify-single-word="false"/>
      <style:text-properties fo:language="zxx" fo:country="none" officeooo:rsid="003fce49" officeooo:paragraph-rsid="008235c7" style:language-asian="zxx" style:country-asian="none" style:language-complex="zxx" style:country-complex="none"/>
    </style:style>
    <style:style style:name="P27" style:family="paragraph" style:parent-style-name="Standard" style:list-style-name="L2">
      <style:paragraph-properties fo:text-align="justify" style:justify-single-word="false"/>
      <style:text-properties fo:language="zxx" fo:country="none" officeooo:rsid="003fce49" officeooo:paragraph-rsid="0040bf72" style:language-asian="zxx" style:country-asian="none" style:language-complex="zxx" style:country-complex="none"/>
    </style:style>
    <style:style style:name="P28" style:family="paragraph" style:parent-style-name="Standard" style:list-style-name="L2">
      <style:paragraph-properties fo:text-align="justify" style:justify-single-word="false"/>
      <style:text-properties fo:language="zxx" fo:country="none" officeooo:rsid="0046941f" officeooo:paragraph-rsid="0046941f" style:language-asian="zxx" style:country-asian="none" style:language-complex="zxx" style:country-complex="none"/>
    </style:style>
    <style:style style:name="P29" style:family="paragraph" style:parent-style-name="Standard" style:list-style-name="L2">
      <style:paragraph-properties fo:text-align="justify" style:justify-single-word="false"/>
      <style:text-properties fo:language="zxx" fo:country="none" officeooo:rsid="00429996" officeooo:paragraph-rsid="00429996" style:language-asian="zxx" style:country-asian="none" style:language-complex="zxx" style:country-complex="none"/>
    </style:style>
    <style:style style:name="P30" style:family="paragraph" style:parent-style-name="Standard" style:list-style-name="L2">
      <style:paragraph-properties fo:text-align="justify" style:justify-single-word="false"/>
      <style:text-properties fo:language="zxx" fo:country="none" officeooo:rsid="00476c56" officeooo:paragraph-rsid="00476c56" style:language-asian="zxx" style:country-asian="none" style:language-complex="zxx" style:country-complex="none"/>
    </style:style>
    <style:style style:name="P31" style:family="paragraph" style:parent-style-name="Standard" style:list-style-name="L2">
      <style:paragraph-properties fo:text-align="justify" style:justify-single-word="false"/>
      <style:text-properties fo:language="zxx" fo:country="none" officeooo:rsid="0048d39b" officeooo:paragraph-rsid="0048d39b" style:language-asian="zxx" style:country-asian="none" style:language-complex="zxx" style:country-complex="none"/>
    </style:style>
    <style:style style:name="P32" style:family="paragraph" style:parent-style-name="Standard" style:list-style-name="L2">
      <style:paragraph-properties fo:text-align="justify" style:justify-single-word="false"/>
      <style:text-properties fo:language="zxx" fo:country="none" officeooo:rsid="004adc5c" officeooo:paragraph-rsid="004adc5c" style:language-asian="zxx" style:country-asian="none" style:language-complex="zxx" style:country-complex="none"/>
    </style:style>
    <style:style style:name="P33" style:family="paragraph" style:parent-style-name="Standard" style:list-style-name="L2">
      <style:paragraph-properties fo:text-align="justify" style:justify-single-word="false"/>
      <style:text-properties fo:language="zxx" fo:country="none" officeooo:rsid="004b0443" officeooo:paragraph-rsid="004b0443" style:language-asian="zxx" style:country-asian="none" style:language-complex="zxx" style:country-complex="none"/>
    </style:style>
    <style:style style:name="P34" style:family="paragraph" style:parent-style-name="Standard" style:list-style-name="L2">
      <style:paragraph-properties fo:text-align="justify" style:justify-single-word="false"/>
      <style:text-properties fo:language="zxx" fo:country="none" officeooo:rsid="00519d10" officeooo:paragraph-rsid="00519d10" style:language-asian="zxx" style:country-asian="none" style:language-complex="zxx" style:country-complex="none"/>
    </style:style>
    <style:style style:name="P35" style:family="paragraph" style:parent-style-name="Standard" style:list-style-name="L2">
      <style:paragraph-properties fo:text-align="justify" style:justify-single-word="false"/>
      <style:text-properties fo:language="zxx" fo:country="none" officeooo:rsid="00519d10" officeooo:paragraph-rsid="0051fb69" style:language-asian="zxx" style:country-asian="none" style:language-complex="zxx" style:country-complex="none"/>
    </style:style>
    <style:style style:name="P36" style:family="paragraph" style:parent-style-name="Standard" style:list-style-name="L2">
      <style:paragraph-properties fo:text-align="justify" style:justify-single-word="false"/>
      <style:text-properties fo:language="zxx" fo:country="none" officeooo:rsid="0051fb69" officeooo:paragraph-rsid="0051fb69" style:language-asian="zxx" style:country-asian="none" style:language-complex="zxx" style:country-complex="none"/>
    </style:style>
    <style:style style:name="P37" style:family="paragraph" style:parent-style-name="Standard" style:list-style-name="L2">
      <style:paragraph-properties fo:text-align="justify" style:justify-single-word="false"/>
      <style:text-properties fo:language="zxx" fo:country="none" fo:font-style="normal" officeooo:rsid="004adc5c" officeooo:paragraph-rsid="004adc5c" style:language-asian="zxx" style:country-asian="none" style:font-style-asian="normal" style:language-complex="zxx" style:country-complex="none" style:font-style-complex="normal"/>
    </style:style>
    <style:style style:name="P38" style:family="paragraph" style:parent-style-name="Standard" style:list-style-name="L2">
      <style:paragraph-properties fo:text-align="justify" style:justify-single-word="false"/>
      <style:text-properties fo:language="zxx" fo:country="none" fo:font-style="normal" officeooo:rsid="004b0443" officeooo:paragraph-rsid="004b0443" style:language-asian="zxx" style:country-asian="none" style:font-style-asian="normal" style:language-complex="zxx" style:country-complex="none" style:font-style-complex="normal"/>
    </style:style>
    <style:style style:name="P39" style:family="paragraph" style:parent-style-name="Standard" style:list-style-name="L2">
      <style:paragraph-properties fo:text-align="justify" style:justify-single-word="false"/>
      <style:text-properties fo:language="zxx" fo:country="none" fo:font-style="normal" officeooo:rsid="004b0443" officeooo:paragraph-rsid="004adc5c" style:language-asian="zxx" style:country-asian="none" style:font-style-asian="normal" style:language-complex="zxx" style:country-complex="none" style:font-style-complex="normal"/>
    </style:style>
    <style:style style:name="P40" style:family="paragraph" style:parent-style-name="Standard" style:list-style-name="L2">
      <style:paragraph-properties fo:text-align="justify" style:justify-single-word="false"/>
      <style:text-properties fo:language="zxx" fo:country="none" fo:font-style="normal" officeooo:rsid="004b0443" officeooo:paragraph-rsid="00502820" style:language-asian="zxx" style:country-asian="none" style:font-style-asian="normal" style:language-complex="zxx" style:country-complex="none" style:font-style-complex="normal"/>
    </style:style>
    <style:style style:name="P41" style:family="paragraph" style:parent-style-name="Standard" style:list-style-name="L2">
      <style:paragraph-properties fo:text-align="justify" style:justify-single-word="false"/>
      <style:text-properties fo:language="zxx" fo:country="none" fo:font-style="normal" officeooo:rsid="00519d10" officeooo:paragraph-rsid="00519d10" style:language-asian="zxx" style:country-asian="none" style:font-style-asian="normal" style:language-complex="zxx" style:country-complex="none" style:font-style-complex="normal"/>
    </style:style>
    <style:style style:name="P42" style:family="paragraph" style:parent-style-name="Standard" style:list-style-name="L2">
      <style:paragraph-properties fo:text-align="justify" style:justify-single-word="false"/>
      <style:text-properties fo:language="zxx" fo:country="none" fo:font-style="normal" officeooo:rsid="004c260f" officeooo:paragraph-rsid="004c260f" style:language-asian="zxx" style:country-asian="none" style:font-style-asian="normal" style:language-complex="zxx" style:country-complex="none" style:font-style-complex="normal"/>
    </style:style>
    <style:style style:name="P43" style:family="paragraph" style:parent-style-name="Standard" style:list-style-name="L2">
      <style:paragraph-properties fo:text-align="justify" style:justify-single-word="false"/>
      <style:text-properties fo:language="zxx" fo:country="none" fo:font-style="normal" officeooo:rsid="004d88be" officeooo:paragraph-rsid="004d88be" style:language-asian="zxx" style:country-asian="none" style:font-style-asian="normal" style:language-complex="zxx" style:country-complex="none" style:font-style-complex="normal"/>
    </style:style>
    <style:style style:name="P44" style:family="paragraph" style:parent-style-name="Standard" style:list-style-name="L2">
      <style:paragraph-properties fo:text-align="justify" style:justify-single-word="false"/>
      <style:text-properties fo:language="zxx" fo:country="none" fo:font-style="normal" officeooo:rsid="00502820" officeooo:paragraph-rsid="00502820" style:language-asian="zxx" style:country-asian="none" style:font-style-asian="normal" style:language-complex="zxx" style:country-complex="none" style:font-style-complex="normal"/>
    </style:style>
    <style:style style:name="P45" style:family="paragraph" style:parent-style-name="Standard" style:list-style-name="L2">
      <style:paragraph-properties fo:text-align="justify" style:justify-single-word="false"/>
      <style:text-properties fo:language="zxx" fo:country="none" fo:font-style="normal" officeooo:rsid="00502820" officeooo:paragraph-rsid="0088f0a9" style:language-asian="zxx" style:country-asian="none" style:font-style-asian="normal" style:language-complex="zxx" style:country-complex="none" style:font-style-complex="normal"/>
    </style:style>
    <style:style style:name="P46" style:family="paragraph" style:parent-style-name="Standard" style:list-style-name="L1">
      <style:paragraph-properties fo:text-align="justify" style:justify-single-word="false"/>
      <style:text-properties officeooo:paragraph-rsid="00132615"/>
    </style:style>
    <style:style style:name="P47" style:family="paragraph" style:parent-style-name="Standard" style:list-style-name="L1">
      <style:paragraph-properties fo:text-align="justify" style:justify-single-word="false"/>
      <style:text-properties officeooo:paragraph-rsid="00148b92"/>
    </style:style>
    <style:style style:name="P48" style:family="paragraph" style:parent-style-name="Standard" style:list-style-name="L1">
      <style:paragraph-properties fo:text-align="justify" style:justify-single-word="false"/>
      <style:text-properties officeooo:paragraph-rsid="00150eac"/>
    </style:style>
    <style:style style:name="P49" style:family="paragraph" style:parent-style-name="Standard" style:list-style-name="L1">
      <style:paragraph-properties fo:text-align="justify" style:justify-single-word="false"/>
      <style:text-properties officeooo:paragraph-rsid="00170bda"/>
    </style:style>
    <style:style style:name="P50" style:family="paragraph" style:parent-style-name="Standard" style:list-style-name="L2">
      <style:paragraph-properties fo:text-align="justify" style:justify-single-word="false"/>
      <style:text-properties officeooo:paragraph-rsid="0040bf72"/>
    </style:style>
    <style:style style:name="P51" style:family="paragraph">
      <style:paragraph-properties fo:text-align="end"/>
    </style:style>
    <style:style style:name="P52" style:family="paragraph">
      <loext:graphic-properties draw:fill="none" draw:fill-color="#ffffff"/>
      <style:paragraph-properties fo:text-align="end" style:writing-mode="lr-tb"/>
      <style:text-properties style:font-name="Bitstream Vera Sans Mono1" fo:font-size="10pt" style:font-size-asian="10pt" style:font-size-complex="10pt"/>
    </style:style>
    <style:style style:name="P53" style:family="paragraph">
      <style:paragraph-properties fo:margin-left="0.1in" fo:margin-right="0in" fo:text-indent="0in" style:text-autospace="none"/>
    </style:style>
    <style:style style:name="P54" style:family="paragraph">
      <loext:graphic-properties draw:fill="none" draw:fill-color="#ffffff"/>
      <style:paragraph-properties fo:margin-left="0.1in" fo:margin-right="0in" fo:text-indent="0in" style:text-autospace="none" style:writing-mode="lr-tb"/>
      <style:text-properties style:use-window-font-color="true" loext:opacity="0%" fo:font-size="10pt" style:font-size-asian="10pt" style:font-size-complex="10pt"/>
    </style:style>
    <style:style style:name="P55" style:family="paragraph">
      <style:paragraph-properties style:text-autospace="none"/>
    </style:style>
    <style:style style:name="P56" style:family="paragraph">
      <loext:graphic-properties draw:fill="none" draw:fill-color="#ffffff"/>
      <style:paragraph-properties style:text-autospace="none" style:writing-mode="lr-tb"/>
      <style:text-properties style:use-window-font-color="true" loext:opacity="0%" fo:font-size="10pt" style:font-size-asian="10pt" style:font-size-complex="10pt"/>
    </style:style>
    <style:style style:name="P57" style:family="paragraph">
      <style:paragraph-properties fo:margin-left="0.1in" fo:margin-right="0in" fo:margin-top="0.0201in" fo:margin-bottom="0in" fo:text-indent="0in" style:text-autospace="none">
        <style:tab-stops/>
      </style:paragraph-properties>
    </style:style>
    <style:style style:name="P58" style:family="paragraph">
      <style:paragraph-properties fo:margin-left="0.1in" fo:margin-right="0in" fo:text-indent="0in" style:text-autospace="none">
        <style:tab-stops/>
      </style:paragraph-properties>
    </style:style>
    <style:style style:name="P59" style:family="paragraph">
      <loext:graphic-properties draw:fill="none" draw:fill-color="#ffffff"/>
      <style:paragraph-properties fo:margin-left="0.1in" fo:margin-right="0in" fo:margin-top="0.0201in" fo:margin-bottom="0in" fo:text-indent="0in" style:text-autospace="none" style:writing-mode="lr-tb">
        <style:tab-stops/>
      </style:paragraph-properties>
      <style:text-properties style:use-window-font-color="true" loext:opacity="0%" fo:font-size="10pt" style:font-size-asian="10pt" style:font-size-complex="10pt"/>
    </style:style>
    <style:style style:name="T1" style:family="text">
      <style:text-properties officeooo:rsid="0013261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32615" style:font-style-asian="italic" style:font-style-complex="italic"/>
    </style:style>
    <style:style style:name="T4" style:family="text">
      <style:text-properties fo:font-style="italic" officeooo:rsid="003e0dba" style:font-style-asian="italic" style:font-style-complex="italic"/>
    </style:style>
    <style:style style:name="T5" style:family="text">
      <style:text-properties fo:font-style="italic" officeooo:rsid="003e3433" style:font-style-asian="italic" style:font-style-complex="italic"/>
    </style:style>
    <style:style style:name="T6" style:family="text">
      <style:text-properties fo:font-style="italic" officeooo:rsid="003fce49" style:font-style-asian="italic" style:font-style-complex="italic"/>
    </style:style>
    <style:style style:name="T7" style:family="text">
      <style:text-properties fo:font-style="italic" officeooo:rsid="0040e6c2" style:font-style-asian="italic" style:font-style-complex="italic"/>
    </style:style>
    <style:style style:name="T8" style:family="text">
      <style:text-properties fo:font-style="italic" officeooo:rsid="00422cfc" style:font-style-asian="italic" style:font-style-complex="italic"/>
    </style:style>
    <style:style style:name="T9" style:family="text">
      <style:text-properties fo:font-style="italic" officeooo:rsid="0048d39b" style:font-style-asian="italic" style:font-style-complex="italic"/>
    </style:style>
    <style:style style:name="T10" style:family="text">
      <style:text-properties fo:font-style="italic" officeooo:rsid="004adc5c" style:font-style-asian="italic" style:font-style-complex="italic"/>
    </style:style>
    <style:style style:name="T11" style:family="text">
      <style:text-properties fo:font-style="italic" officeooo:rsid="004d88be" style:font-style-asian="italic" style:font-style-complex="italic"/>
    </style:style>
    <style:style style:name="T12" style:family="text">
      <style:text-properties fo:font-style="italic" officeooo:rsid="004f22f2" style:font-style-asian="italic" style:font-style-complex="italic"/>
    </style:style>
    <style:style style:name="T13" style:family="text">
      <style:text-properties fo:font-style="italic" officeooo:rsid="00502820" style:font-style-asian="italic" style:font-style-complex="italic"/>
    </style:style>
    <style:style style:name="T14" style:family="text">
      <style:text-properties fo:font-style="italic" officeooo:rsid="00519d10" style:font-style-asian="italic" style:font-style-complex="italic"/>
    </style:style>
    <style:style style:name="T15" style:family="text">
      <style:text-properties fo:font-style="italic" officeooo:rsid="006a952d" style:font-style-asian="italic" style:font-style-complex="italic"/>
    </style:style>
    <style:style style:name="T16" style:family="text">
      <style:text-properties fo:font-style="italic" officeooo:rsid="006a7767" style:font-style-asian="italic" style:font-style-complex="italic"/>
    </style:style>
    <style:style style:name="T17" style:family="text">
      <style:text-properties fo:font-style="italic" officeooo:rsid="00476c56" style:font-style-asian="italic" style:font-style-complex="italic"/>
    </style:style>
    <style:style style:name="T18" style:family="text">
      <style:text-properties fo:font-style="italic" officeooo:rsid="00735d48" style:font-style-asian="italic" style:font-style-complex="italic"/>
    </style:style>
    <style:style style:name="T19" style:family="text">
      <style:text-properties fo:font-style="italic" officeooo:rsid="0076a757" style:font-style-asian="italic" style:font-style-complex="italic"/>
    </style:style>
    <style:style style:name="T20" style:family="text">
      <style:text-properties fo:font-style="italic" officeooo:rsid="008235c7" style:font-style-asian="italic" style:font-style-complex="italic"/>
    </style:style>
    <style:style style:name="T21" style:family="text">
      <style:text-properties fo:font-style="italic" style:text-underline-style="none" officeooo:rsid="003e0dba" style:font-style-asian="italic" style:font-style-complex="italic"/>
    </style:style>
    <style:style style:name="T22" style:family="text">
      <style:text-properties fo:color="#000080" loext:opacity="100%" fo:language="zxx" fo:country="none" style:text-underline-style="solid" style:text-underline-width="auto" style:text-underline-color="font-color" officeooo:rsid="00132615" style:language-asian="zxx" style:country-asian="none" style:language-complex="zxx" style:country-complex="none"/>
    </style:style>
    <style:style style:name="T23" style:family="text">
      <style:text-properties fo:color="#000080" loext:opacity="100%" fo:language="zxx" fo:country="none" style:text-underline-style="solid" style:text-underline-width="auto" style:text-underline-color="font-color" officeooo:rsid="00150eac" style:language-asian="zxx" style:country-asian="none" style:language-complex="zxx" style:country-complex="none"/>
    </style:style>
    <style:style style:name="T24" style:family="text">
      <style:text-properties fo:color="#000080" loext:opacity="100%" fo:language="zxx" fo:country="none" style:text-underline-style="solid" style:text-underline-width="auto" style:text-underline-color="font-color" officeooo:rsid="003d2e19" style:language-asian="zxx" style:country-asian="none" style:language-complex="zxx" style:country-complex="none"/>
    </style:style>
    <style:style style:name="T25" style:family="text">
      <style:text-properties fo:color="#000080" loext:opacity="100%" fo:language="zxx" fo:country="none" style:text-underline-style="solid" style:text-underline-width="auto" style:text-underline-color="font-color" officeooo:rsid="00148b92" style:language-asian="zxx" style:country-asian="none" style:language-complex="zxx" style:country-complex="none"/>
    </style:style>
    <style:style style:name="T26" style:family="text">
      <style:text-properties fo:color="#000080" loext:opacity="100%" fo:language="zxx" fo:country="none" style:text-underline-style="solid" style:text-underline-width="auto" style:text-underline-color="font-color" officeooo:rsid="0040e6c2" style:language-asian="zxx" style:country-asian="none" style:language-complex="zxx" style:country-complex="none"/>
    </style:style>
    <style:style style:name="T27" style:family="text">
      <style:text-properties fo:color="#000080" loext:opacity="100%" fo:language="zxx" fo:country="none" style:text-underline-style="solid" style:text-underline-width="auto" style:text-underline-color="font-color" officeooo:rsid="00470a19" style:language-asian="zxx" style:country-asian="none" style:language-complex="zxx" style:country-complex="none"/>
    </style:style>
    <style:style style:name="T28" style:family="text">
      <style:text-properties fo:color="#000080" loext:opacity="100%" fo:language="zxx" fo:country="none" style:text-underline-style="solid" style:text-underline-width="auto" style:text-underline-color="font-color" officeooo:rsid="00476c56" style:language-asian="zxx" style:country-asian="none" style:language-complex="zxx" style:country-complex="none"/>
    </style:style>
    <style:style style:name="T29" style:family="text">
      <style:text-properties fo:color="#000080" loext:opacity="100%" fo:language="zxx" fo:country="none" style:text-underline-style="solid" style:text-underline-width="auto" style:text-underline-color="font-color" officeooo:rsid="0051fb69" style:language-asian="zxx" style:country-asian="none" style:language-complex="zxx" style:country-complex="none"/>
    </style:style>
    <style:style style:name="T30" style:family="text">
      <style:text-properties fo:color="#000080" loext:opacity="100%" fo:language="zxx" fo:country="none" style:text-underline-style="solid" style:text-underline-width="auto" style:text-underline-color="font-color" officeooo:rsid="006a7767" style:language-asian="zxx" style:country-asian="none" style:language-complex="zxx" style:country-complex="none"/>
    </style:style>
    <style:style style:name="T31" style:family="text">
      <style:text-properties officeooo:rsid="003cba96"/>
    </style:style>
    <style:style style:name="T32" style:family="text">
      <style:text-properties officeooo:rsid="003d2e19"/>
    </style:style>
    <style:style style:name="T33" style:family="text">
      <style:text-properties officeooo:rsid="003e0dba"/>
    </style:style>
    <style:style style:name="T34" style:family="text">
      <style:text-properties officeooo:rsid="003e3433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3e3433" style:font-style-asian="normal" style:font-style-complex="normal"/>
    </style:style>
    <style:style style:name="T37" style:family="text">
      <style:text-properties fo:font-style="normal" officeooo:rsid="0048d39b" style:font-style-asian="normal" style:font-style-complex="normal"/>
    </style:style>
    <style:style style:name="T38" style:family="text">
      <style:text-properties fo:font-style="normal" officeooo:rsid="004adc5c" style:font-style-asian="normal" style:font-style-complex="normal"/>
    </style:style>
    <style:style style:name="T39" style:family="text">
      <style:text-properties fo:font-style="normal" officeooo:rsid="004b0443" style:font-style-asian="normal" style:font-style-complex="normal"/>
    </style:style>
    <style:style style:name="T40" style:family="text">
      <style:text-properties fo:font-style="normal" officeooo:rsid="004d88be" style:font-style-asian="normal" style:font-style-complex="normal"/>
    </style:style>
    <style:style style:name="T41" style:family="text">
      <style:text-properties fo:font-style="normal" officeooo:rsid="004f22f2" style:font-style-asian="normal" style:font-style-complex="normal"/>
    </style:style>
    <style:style style:name="T42" style:family="text">
      <style:text-properties fo:font-style="normal" officeooo:rsid="00502820" style:font-style-asian="normal" style:font-style-complex="normal"/>
    </style:style>
    <style:style style:name="T43" style:family="text">
      <style:text-properties fo:font-style="normal" officeooo:rsid="006a7767" style:font-style-asian="normal" style:font-style-complex="normal"/>
    </style:style>
    <style:style style:name="T44" style:family="text">
      <style:text-properties fo:font-style="normal" officeooo:rsid="006a952d" style:font-style-asian="normal" style:font-style-complex="normal"/>
    </style:style>
    <style:style style:name="T45" style:family="text">
      <style:text-properties fo:font-style="normal" fo:font-weight="bold" officeooo:rsid="003e3433" style:font-style-asian="normal" style:font-weight-asian="bold" style:font-style-complex="normal" style:font-weight-complex="bold"/>
    </style:style>
    <style:style style:name="T46" style:family="text">
      <style:text-properties officeooo:rsid="003fce49"/>
    </style:style>
    <style:style style:name="T47" style:family="text">
      <style:text-properties officeooo:rsid="0040bf72"/>
    </style:style>
    <style:style style:name="T48" style:family="text">
      <style:text-properties officeooo:rsid="0040e6c2"/>
    </style:style>
    <style:style style:name="T49" style:family="text">
      <style:text-properties officeooo:rsid="00422cfc"/>
    </style:style>
    <style:style style:name="T50" style:family="text">
      <style:text-properties officeooo:rsid="00470a19"/>
    </style:style>
    <style:style style:name="T51" style:family="text">
      <style:text-properties officeooo:rsid="00476c56"/>
    </style:style>
    <style:style style:name="T52" style:family="text">
      <style:text-properties officeooo:rsid="0048d39b"/>
    </style:style>
    <style:style style:name="T53" style:family="text">
      <style:text-properties officeooo:rsid="00502820"/>
    </style:style>
    <style:style style:name="T54" style:family="text">
      <style:text-properties officeooo:rsid="00519d10"/>
    </style:style>
    <style:style style:name="T55" style:family="text">
      <style:text-properties officeooo:rsid="006a7767"/>
    </style:style>
    <style:style style:name="T56" style:family="text">
      <style:text-properties officeooo:rsid="006a952d"/>
    </style:style>
    <style:style style:name="T57" style:family="text">
      <style:text-properties officeooo:rsid="006affd1"/>
    </style:style>
    <style:style style:name="T58" style:family="text">
      <style:text-properties officeooo:rsid="00775630"/>
    </style:style>
    <style:style style:name="T59" style:family="text">
      <style:text-properties officeooo:rsid="007a2d6c"/>
    </style:style>
    <style:style style:name="T60" style:family="text">
      <style:text-properties fo:language="zxx" fo:country="none" officeooo:rsid="00132615" style:language-asian="zxx" style:country-asian="none" style:language-complex="zxx" style:country-complex="none"/>
    </style:style>
    <style:style style:name="T61" style:family="text">
      <style:text-properties fo:language="zxx" fo:country="none" officeooo:rsid="0051fb69" style:language-asian="zxx" style:country-asian="none" style:language-complex="zxx" style:country-complex="none"/>
    </style:style>
    <style:style style:name="T62" style:family="text">
      <style:text-properties fo:language="zxx" fo:country="none" officeooo:rsid="003fce49" style:language-asian="zxx" style:country-asian="none" style:language-complex="zxx" style:country-complex="none"/>
    </style:style>
    <style:style style:name="T63" style:family="text">
      <style:text-properties fo:language="zxx" fo:country="none" fo:font-style="italic" officeooo:rsid="003fce49" style:language-asian="zxx" style:country-asian="none" style:font-style-asian="italic" style:language-complex="zxx" style:country-complex="none" style:font-style-complex="italic"/>
    </style:style>
    <style:style style:name="T64" style:family="text">
      <style:text-properties fo:font-size="14pt" fo:language="zxx" fo:country="none" fo:font-weight="bold" officeooo:rsid="0035051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65" style:family="text">
      <style:text-properties fo:font-size="14pt" fo:language="zxx" fo:country="none" fo:font-weight="bold" officeooo:rsid="0081095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66" style:family="text">
      <style:text-properties officeooo:rsid="008235c7"/>
    </style:style>
    <style:style style:name="T67" style:family="text">
      <style:text-properties style:font-name="Bitstream Vera Sans Mono1" fo:font-size="10pt" style:font-size-asian="10pt" style:font-size-complex="10pt"/>
    </style:style>
    <style:style style:name="T68" style:family="text">
      <style:text-properties style:use-window-font-color="true" loext:opacity="0%" style:font-name="Bitstream Vera Sans Mono2" fo:font-size="10pt" style:font-name-asian="Bitstream Vera Sans Mono2" style:font-size-asian="10pt" style:font-name-complex="Bitstream Vera Sans Mono2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6.6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3.3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5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4.3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6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6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000000" draw:fill="none" draw:fill-color="#ffffff" fo:min-height="1.6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color="#000000" draw:fill="none" draw:fill-color="#ffffff" fo:min-height="1.6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64">NTP 20</text:span><text:span text:style-name="T65">20</text:span><text:span text:style-name="T64">/202</text:span><text:span text:style-name="T65">1</text:span><text:span text:style-name="T64">.</text:span></text:p>
      <text:p text:style-name="P6"/>
      <text:p text:style-name="P6">Vežb<text:span text:style-name="T31">a</text:span> <text:span text:style-name="T57">2</text:span></text:p>
      <text:p text:style-name="P7"/>
      <text:p text:style-name="P8"><text:span text:style-name="T1">U drugom terminu vežbi koje se tiču naprednih koncepata programskog jezika </text:span><text:span text:style-name="T3">Python</text:span><text:span text:style-name="T1">, studenti bi trebalo da se upoznaju sa sledećim tematskim celinama samostalno proučavajući dolenavedene materijale:</text:span></text:p>
      <text:list xml:id="list1245759381" text:style-name="L1">
        <text:list-item>
          <text:p text:style-name="P12">c<text:span text:style-name="T32">ollections</text:span></text:p>
          <text:list>
            <text:list-item>
              <text:p text:style-name="P46"><text:a xlink:type="simple" xlink:href="http://www.igordejanovic.net/courses/ntp/napredni-python/" text:style-name="Internet_20_link" text:visited-style-name="Visited_20_Internet_20_Link"><text:span text:style-name="T60">poglavlje “</text:span></text:a><text:a xlink:type="simple" xlink:href="http://www.igordejanovic.net/courses/ntp/napredni-python/" text:style-name="Internet_20_link" text:visited-style-name="Visited_20_Internet_20_Link"><text:span text:style-name="T22">c</text:span></text:a><text:a xlink:type="simple" xlink:href="http://www.igordejanovic.net/courses/ntp/napredni-python/" text:style-name="Internet_20_link" text:visited-style-name="Visited_20_Internet_20_Link"><text:span text:style-name="T24">ollections</text:span></text:a><text:a xlink:type="simple" xlink:href="http://www.igordejanovic.net/courses/ntp/napredni-python/" text:style-name="Internet_20_link" text:visited-style-name="Visited_20_Internet_20_Link"><text:span text:style-name="T60">” (slajdovi </text:span></text:a><text:a xlink:type="simple" xlink:href="http://www.igordejanovic.net/courses/ntp/napredni-python/" text:style-name="Internet_20_link" text:visited-style-name="Visited_20_Internet_20_Link"><text:span text:style-name="T22">4</text:span></text:a><text:a xlink:type="simple" xlink:href="http://www.igordejanovic.net/courses/ntp/napredni-python/" text:style-name="Internet_20_link" text:visited-style-name="Visited_20_Internet_20_Link"><text:span text:style-name="T24">7</text:span></text:a><text:a xlink:type="simple" xlink:href="http://www.igordejanovic.net/courses/ntp/napredni-python/" text:style-name="Internet_20_link" text:visited-style-name="Visited_20_Internet_20_Link"><text:span text:style-name="T60">-</text:span></text:a><text:a xlink:type="simple" xlink:href="http://www.igordejanovic.net/courses/ntp/napredni-python/" text:style-name="Internet_20_link" text:visited-style-name="Visited_20_Internet_20_Link"><text:span text:style-name="T22">5</text:span></text:a><text:a xlink:type="simple" xlink:href="http://www.igordejanovic.net/courses/ntp/napredni-python/" text:style-name="Internet_20_link" text:visited-style-name="Visited_20_Internet_20_Link"><text:span text:style-name="T24">2</text:span></text:a><text:a xlink:type="simple" xlink:href="http://www.igordejanovic.net/courses/ntp/napredni-python/" text:style-name="Internet_20_link" text:visited-style-name="Visited_20_Internet_20_Link"><text:span text:style-name="T60">)</text:span></text:a></text:p>
            </text:list-item>
            <text:list-item>
              <text:p text:style-name="P46"><text:a xlink:type="simple" xlink:href="https://github.com/vladaindjic/ntp-2020/blob/master/napredni-python/code/hpc_kolekcije.py" text:style-name="Internet_20_link" text:visited-style-name="Visited_20_Internet_20_Link"><text:span text:style-name="T60">modul </text:span></text:a><text:a xlink:type="simple" xlink:href="https://github.com/vladaindjic/ntp-2020/blob/master/napredni-python/code/hpc_kolekcije.py" text:style-name="Internet_20_link" text:visited-style-name="Visited_20_Internet_20_Link"><text:span text:style-name="T22">h</text:span></text:a><text:a xlink:type="simple" xlink:href="https://github.com/vladaindjic/ntp-2020/blob/master/napredni-python/code/hpc_kolekcije.py" text:style-name="Internet_20_link" text:visited-style-name="Visited_20_Internet_20_Link"><text:span text:style-name="T24">pc_kolekcije</text:span></text:a><text:a xlink:type="simple" xlink:href="https://github.com/vladaindjic/ntp-2020/blob/master/napredni-python/code/hpc_kolekcije.py" text:style-name="Internet_20_link" text:visited-style-name="Visited_20_Internet_20_Link"><text:span text:style-name="T60">.py</text:span></text:a></text:p>
            </text:list-item>
          </text:list>
        </text:list-item>
        <text:list-item>
          <text:p text:style-name="P13">V<text:span text:style-name="T47">išetruko nasleđivanje</text:span></text:p>
          <text:list>
            <text:list-item>
              <text:p text:style-name="P47"><text:a xlink:type="simple" xlink:href="http://www.igordejanovic.net/courses/ntp/napredni-python/" text:style-name="Internet_20_link" text:visited-style-name="Visited_20_Internet_20_Link"><text:span text:style-name="T60">poglavlje “</text:span></text:a><text:a xlink:type="simple" xlink:href="http://www.igordejanovic.net/courses/ntp/napredni-python/" text:style-name="Internet_20_link" text:visited-style-name="Visited_20_Internet_20_Link"><text:span text:style-name="T25">V</text:span></text:a><text:span text:style-name="T26">išestruko nasleđivanje i MRO</text:span><text:a xlink:type="simple" xlink:href="http://www.igordejanovic.net/courses/ntp/napredni-python/" text:style-name="Internet_20_link" text:visited-style-name="Visited_20_Internet_20_Link"><text:span text:style-name="T60">” (slajdovi </text:span></text:a><text:a xlink:type="simple" xlink:href="http://www.igordejanovic.net/courses/ntp/napredni-python/" text:style-name="Internet_20_link" text:visited-style-name="Visited_20_Internet_20_Link"><text:span text:style-name="T22">5</text:span></text:a><text:span text:style-name="T26">3</text:span><text:a xlink:type="simple" xlink:href="http://www.igordejanovic.net/courses/ntp/napredni-python/" text:style-name="Internet_20_link" text:visited-style-name="Visited_20_Internet_20_Link"><text:span text:style-name="T60">-</text:span></text:a><text:span text:style-name="T60">62</text:span><text:a xlink:type="simple" xlink:href="http://www.igordejanovic.net/courses/ntp/napredni-python/" text:style-name="Internet_20_link" text:visited-style-name="Visited_20_Internet_20_Link"><text:span text:style-name="T60">)</text:span></text:a></text:p>
            </text:list-item>
            <text:list-item>
              <text:p text:style-name="P47"><text:a xlink:type="simple" xlink:href="https://github.com/vladaindjic/ntp-2020/blob/master/napredni-python/code/visestruko_nasledjivanje.py" text:style-name="Internet_20_link" text:visited-style-name="Visited_20_Internet_20_Link"><text:span text:style-name="T60">modul </text:span></text:a><text:a xlink:type="simple" xlink:href="https://github.com/vladaindjic/ntp-2020/blob/master/napredni-python/code/visestruko_nasledjivanje.py" text:style-name="Internet_20_link" text:visited-style-name="Visited_20_Internet_20_Link"><text:span text:style-name="T22">v</text:span></text:a><text:a xlink:type="simple" xlink:href="https://github.com/vladaindjic/ntp-2020/blob/master/napredni-python/code/visestruko_nasledjivanje.py" text:style-name="Internet_20_link" text:visited-style-name="Visited_20_Internet_20_Link"><text:span text:style-name="T28">isestruko_nasledjivanje</text:span></text:a><text:a xlink:type="simple" xlink:href="https://github.com/vladaindjic/ntp-2020/blob/master/napredni-python/code/visestruko_nasledjivanje.py" text:style-name="Internet_20_link" text:visited-style-name="Visited_20_Internet_20_Link"><text:span text:style-name="T60">.py</text:span></text:a></text:p>
            </text:list-item>
          </text:list>
        </text:list-item>
        <text:list-item>
          <text:p text:style-name="P14">M<text:span text:style-name="T50">etaklase</text:span></text:p>
          <text:list>
            <text:list-item>
              <text:p text:style-name="P48"><text:a xlink:type="simple" xlink:href="http://www.igordejanovic.net/courses/ntp/napredni-python/" text:style-name="Internet_20_link" text:visited-style-name="Visited_20_Internet_20_Link"><text:span text:style-name="T60">poglavlje “</text:span></text:a><text:a xlink:type="simple" xlink:href="http://www.igordejanovic.net/courses/ntp/napredni-python/" text:style-name="Internet_20_link" text:visited-style-name="Visited_20_Internet_20_Link"><text:span text:style-name="T23">M</text:span></text:a><text:span text:style-name="T27">etaklase</text:span><text:a xlink:type="simple" xlink:href="http://www.igordejanovic.net/courses/ntp/napredni-python/" text:style-name="Internet_20_link" text:visited-style-name="Visited_20_Internet_20_Link"><text:span text:style-name="T60">” (slajdovi </text:span></text:a><text:a xlink:type="simple" xlink:href="http://www.igordejanovic.net/courses/ntp/napredni-python/" text:style-name="Internet_20_link" text:visited-style-name="Visited_20_Internet_20_Link"><text:span text:style-name="T22">7</text:span></text:a><text:span text:style-name="T27">4</text:span><text:a xlink:type="simple" xlink:href="http://www.igordejanovic.net/courses/ntp/napredni-python/" text:style-name="Internet_20_link" text:visited-style-name="Visited_20_Internet_20_Link"><text:span text:style-name="T60">-</text:span></text:a><text:a xlink:type="simple" xlink:href="http://www.igordejanovic.net/courses/ntp/napredni-python/" text:style-name="Internet_20_link" text:visited-style-name="Visited_20_Internet_20_Link"><text:span text:style-name="T22">8</text:span></text:a><text:a xlink:type="simple" xlink:href="http://www.igordejanovic.net/courses/ntp/napredni-python/" text:style-name="Internet_20_link" text:visited-style-name="Visited_20_Internet_20_Link"><text:span text:style-name="T27">2</text:span></text:a><text:a xlink:type="simple" xlink:href="http://www.igordejanovic.net/courses/ntp/napredni-python/" text:style-name="Internet_20_link" text:visited-style-name="Visited_20_Internet_20_Link"><text:span text:style-name="T60">)</text:span></text:a></text:p>
            </text:list-item>
            <text:list-item>
              <text:p text:style-name="P48"><text:a xlink:type="simple" xlink:href="https://github.com/vladaindjic/ntp-2020/blob/master/napredni-python/code/metaklase.py" text:style-name="Internet_20_link" text:visited-style-name="Visited_20_Internet_20_Link"><text:span text:style-name="T60">modul </text:span></text:a><text:a xlink:type="simple" xlink:href="https://github.com/vladaindjic/ntp-2020/blob/master/napredni-python/code/metaklase.py" text:style-name="Internet_20_link" text:visited-style-name="Visited_20_Internet_20_Link"><text:span text:style-name="T22">m</text:span></text:a><text:span text:style-name="T30">etaklase</text:span><text:a xlink:type="simple" xlink:href="https://github.com/vladaindjic/ntp-2020/blob/master/napredni-python/code/metaklase.py" text:style-name="Internet_20_link" text:visited-style-name="Visited_20_Internet_20_Link"><text:span text:style-name="T60">.py</text:span></text:a></text:p>
            </text:list-item>
          </text:list>
        </text:list-item>
        <text:list-item>
          <text:p text:style-name="P14">K<text:span text:style-name="T50">onkurentno i paralelno programiranje</text:span></text:p>
          <text:list>
            <text:list-item>
              <text:p text:style-name="P49"><text:a xlink:type="simple" xlink:href="http://www.igordejanovic.net/courses/ntp/napredni-python/" text:style-name="Internet_20_link" text:visited-style-name="Visited_20_Internet_20_Link"><text:span text:style-name="T60">poglavlje “</text:span></text:a><text:a xlink:type="simple" xlink:href="http://www.igordejanovic.net/courses/ntp/napredni-python/" text:style-name="Internet_20_link" text:visited-style-name="Visited_20_Internet_20_Link"><text:span text:style-name="T23">a</text:span></text:a><text:span text:style-name="T27">sync/awat</text:span><text:a xlink:type="simple" xlink:href="http://www.igordejanovic.net/courses/ntp/napredni-python/" text:style-name="Internet_20_link" text:visited-style-name="Visited_20_Internet_20_Link"><text:span text:style-name="T60">” (slajdovi </text:span></text:a><text:a xlink:type="simple" xlink:href="http://www.igordejanovic.net/courses/ntp/napredni-python/" text:style-name="Internet_20_link" text:visited-style-name="Visited_20_Internet_20_Link"><text:span text:style-name="T22">6</text:span></text:a><text:span text:style-name="T27">3</text:span><text:a xlink:type="simple" xlink:href="http://www.igordejanovic.net/courses/ntp/napredni-python/" text:style-name="Internet_20_link" text:visited-style-name="Visited_20_Internet_20_Link"><text:span text:style-name="T60">-</text:span></text:a><text:a xlink:type="simple" xlink:href="http://www.igordejanovic.net/courses/ntp/napredni-python/" text:style-name="Internet_20_link" text:visited-style-name="Visited_20_Internet_20_Link"><text:span text:style-name="T22">7</text:span></text:a><text:a xlink:type="simple" xlink:href="http://www.igordejanovic.net/courses/ntp/napredni-python/" text:style-name="Internet_20_link" text:visited-style-name="Visited_20_Internet_20_Link"><text:span text:style-name="T27">3</text:span></text:a><text:a xlink:type="simple" xlink:href="http://www.igordejanovic.net/courses/ntp/napredni-python/" text:style-name="Internet_20_link" text:visited-style-name="Visited_20_Internet_20_Link"><text:span text:style-name="T60">)</text:span></text:a></text:p>
            </text:list-item>
            <text:list-item>
              <text:p text:style-name="P49"><text:a xlink:type="simple" xlink:href="https://github.com/vladaindjic/ntp-2020/tree/master/napredni-python/code/konkurentno_programiranje" text:style-name="Internet_20_link" text:visited-style-name="Visited_20_Internet_20_Link"><text:span text:style-name="T22">p</text:span></text:a><text:a xlink:type="simple" xlink:href="https://github.com/vladaindjic/ntp-2020/tree/master/napredni-python/code/konkurentno_programiranje" text:style-name="Internet_20_link" text:visited-style-name="Visited_20_Internet_20_Link"><text:span text:style-name="T29">aket</text:span></text:a><text:a xlink:type="simple" xlink:href="https://github.com/vladaindjic/ntp-2020/tree/master/napredni-python/code/konkurentno_programiranje" text:style-name="Internet_20_link" text:visited-style-name="Visited_20_Internet_20_Link"><text:span text:style-name="T61"> </text:span></text:a><text:a xlink:type="simple" xlink:href="https://github.com/vladaindjic/ntp-2020/tree/master/napredni-python/code/konkurentno_programiranje" text:style-name="Internet_20_link" text:visited-style-name="Visited_20_Internet_20_Link"><text:span text:style-name="T22">k</text:span></text:a><text:a xlink:type="simple" xlink:href="https://github.com/vladaindjic/ntp-2020/tree/master/napredni-python/code/konkurentno_programiranje" text:style-name="Internet_20_link" text:visited-style-name="Visited_20_Internet_20_Link"><text:span text:style-name="T29">onkurentno_programiranje</text:span></text:a></text:p>
              <text:p text:style-name="P15"/>
            </text:list-item>
          </text:list>
        </text:list-item>
      </text:list>
      <text:p text:style-name="P5">Zadaci za samostalni rad</text:p>
      <text:p text:style-name="P5"/>
      <text:p text:style-name="P9">Nakon prolaska kroz gorenavedene materijale, ali i uz dodatno samostalno istraživanje, potrebno je uraditi sledeće zadatke (teorijske i praktične):</text:p>
      <text:list xml:id="list1209315041" text:style-name="L2">
        <text:list-item>
          <text:p text:style-name="P22">U č<text:span text:style-name="T33">emu je razlika između kolekcije </text:span><text:span text:style-name="T4">OrderDict</text:span><text:span text:style-name="T33"> i </text:span><text:span text:style-name="T21">dict</text:span><text:span text:style-name="T33">?</text:span></text:p>
        </text:list-item>
        <text:list-item>
          <text:p text:style-name="P22">Š<text:span text:style-name="T33">ta </text:span><text:span text:style-name="T4">defaultdict</text:span><text:span text:style-name="T33"> prima kao parametar prilikom instanciranja?</text:span></text:p>
        </text:list-item>
        <text:list-item>
          <text:p text:style-name="P23">Koja kolekcija dosta podseća na <text:span text:style-name="T2">C</text:span>-ovsku strukturu? <text:span text:style-name="T55">Navesti primer njene upotrebe.</text:span></text:p>
        </text:list-item>
        <text:list-item>
          <text:p text:style-name="P24">Funkcija <text:span text:style-name="T2">most_common_word</text:span><text:span text:style-name="T6">s</text:span> prima 2 parametra:</text:p>
        </text:list-item>
      </text:list>
      <text:list xml:id="list3043638176" text:style-name="L3">
        <text:list-item>
          <text:p text:style-name="P16"><text:span text:style-name="T5">text</text:span><text:span text:style-name="T34"> – tekst (</text:span><text:span text:style-name="T5">string</text:span><text:span text:style-name="T34">) u kome prebrojava reči</text:span></text:p>
        </text:list-item>
        <text:list-item>
          <text:p text:style-name="P16"><text:span text:style-name="T5">n </text:span><text:span text:style-name="T36">– prirodan broj.</text:span></text:p>
        </text:list-item>
      </text:list>
      <text:p text:style-name="P1"><text:span text:style-name="T36"><text:tab/>Ova funkcija treba da u jednom iskazu odredi </text:span><text:span text:style-name="T5">n</text:span><text:span text:style-name="T36"> reči koje se najčešće javljaju u tekstu. Funkcija <text:tab/>treba da vrati listu reči, ali ne i koliko puta se svaka od njih pojavljuje.</text:span></text:p>
      <text:p text:style-name="P1"><text:span text:style-name="T36"><text:tab/></text:span><text:span text:style-name="T45">Napomena</text:span><text:span text:style-name="T36">: Iskazi u kojima se </text:span><text:span text:style-name="T5">import-</text:span><text:span text:style-name="T36">uju </text:span><text:span text:style-name="T43">bublioteke koje dolaze sa standardnom </text:span><text:span text:style-name="T16">Python</text:span><text:span text:style-name="T43"> <text:tab/>implementacijom </text:span><text:span text:style-name="T36">se ne računaju.</text:span></text:p>
      <text:list xml:id="list150229308062511" text:continue-list="list1209315041" text:style-name="L2">
        <text:list-item>
          <text:p text:style-name="P25">Š<text:span text:style-name="T46">ta je </text:span><text:span text:style-name="T6">Big O</text:span><text:span text:style-name="T46"> notacija? </text:span></text:p>
        </text:list-item>
        <text:list-item>
          <text:p text:style-name="P50"><text:span text:style-name="T62">Koja je vremenska kompleksnost dodavanja elementa na početak liste, a kolika na početak kolekcije </text:span><text:span text:style-name="T63">deque</text:span><text:span text:style-name="T62">? Obratiti pažnju na funkciju </text:span><text:a xlink:type="simple" xlink:href="https://github.com/vladaindjic/ntp-2020/blob/master/napredni-python/code/hpc_kolekcije.py" text:style-name="Internet_20_link" text:visited-style-name="Visited_20_Internet_20_Link"><text:span text:style-name="T63">deque_primer</text:span></text:a><text:span text:style-name="T62">.</text:span></text:p>
        </text:list-item>
        <text:list-item>
          <text:p text:style-name="P26">Š<text:span text:style-name="T48">ta je </text:span><text:span text:style-name="T7">Diamond</text:span><text:span text:style-name="T48"> problem u kontekstu višestrukog nasleđivanja?</text:span></text:p>
        </text:list-item>
        <text:list-item>
          <text:p text:style-name="P26"><text:span text:style-name="T66">K</text:span><text:span text:style-name="T48">ako se </text:span><text:span text:style-name="T20">Diamond</text:span><text:span text:style-name="T66"> problem </text:span><text:span text:style-name="T48">rešava u </text:span><text:span text:style-name="T7">Python</text:span><text:span text:style-name="T48"> programskom jeziku?</text:span></text:p>
        </text:list-item>
        <text:list-item>
          <text:p text:style-name="P28">Navesti dva pravila <text:span text:style-name="T2">MRO</text:span>-a?</text:p>
        </text:list-item>
        <text:list-item>
          <text:p text:style-name="P27">Š<text:span text:style-name="T49">ta predstavlja </text:span><text:span text:style-name="T8">super</text:span><text:span text:style-name="T49"> u programskom jeziku Python?</text:span></text:p>
        </text:list-item>
        <text:list-item>
          <text:p text:style-name="P17"><text:span text:style-name="T49">Da li programski jezik </text:span><text:span text:style-name="T8">Java</text:span><text:span text:style-name="T49"> nativno podržava višestruko nasleđivanje? Kako se ono realizuje?</text:span></text:p>
        </text:list-item>
      </text:list>
      <text:p text:style-name="P11"/>
      <text:list xml:id="list150230642840430" text:continue-numbering="true" text:style-name="L2">
        <text:list-item>
          <text:p text:style-name="P29">Na osnovu dolenavedenog isečka koda odrediti <text:span text:style-name="T2">MRO</text:span> lanac koji odgovara klasi <text:span text:style-name="T2">F</text:span>.</text:p>
        </text:list-item>
      </text:list>
      <text:p text:style-name="P2"><draw:frame text:anchor-type="paragraph" draw:z-index="0" draw:name="Shape1" draw:style-name="gr8" draw:text-style-name="P59" svg:width="1.448in" svg:height="1.6476in" svg:x="1.3272in" svg:y="0.0827in"><draw:text-box><text:p text:style-name="P57"><text:span text:style-name="T68"/></text:p><text:p text:style-name="P57"><text:span text:style-name="T68">c</text:span><text:span text:style-name="T68">l</text:span><text:span text:style-name="T68">a</text:span><text:span text:style-name="T68">s</text:span><text:span text:style-name="T68">s </text:span><text:span text:style-name="T68">A</text:span><text:span text:style-name="T68">:</text:span><text:span text:style-name="T68"><text:line-break/></text:span><text:span text:style-name="T68"> <text:s/></text:span><text:span text:style-name="T68"><text:s text:c="2"/></text:span><text:span text:style-name="T68">p</text:span><text:span text:style-name="T68">a</text:span><text:span text:style-name="T68">s</text:span><text:span text:style-name="T68">s</text:span><text:span text:style-name="T68"><text:line-break/></text:span><text:span text:style-name="T68"/></text:p><text:p text:style-name="P58"><text:span text:style-name="T68">c</text:span><text:span text:style-name="T68">l</text:span><text:span text:style-name="T68">a</text:span><text:span text:style-name="T68">s</text:span><text:span text:style-name="T68">s </text:span><text:span text:style-name="T68">B</text:span><text:span text:style-name="T68">(</text:span><text:span text:style-name="T68">A</text:span><text:span text:style-name="T68">)</text:span><text:span text:style-name="T68">:</text:span><text:span text:style-name="T68"><text:line-break/></text:span><text:span text:style-name="T68"> <text:s/></text:span><text:span text:style-name="T68"><text:s text:c="2"/></text:span><text:span text:style-name="T68">p</text:span><text:span text:style-name="T68">a</text:span><text:span text:style-name="T68">s</text:span><text:span text:style-name="T68">s</text:span></text:p><text:p text:style-name="P58"><text:span text:style-name="T68"/></text:p><text:p text:style-name="P58"><text:span text:style-name="T68">c</text:span><text:span text:style-name="T68">l</text:span><text:span text:style-name="T68">a</text:span><text:span text:style-name="T68">s</text:span><text:span text:style-name="T68">s </text:span><text:span text:style-name="T68">C</text:span><text:span text:style-name="T68">(</text:span><text:span text:style-name="T68">A</text:span><text:span text:style-name="T68">)</text:span><text:span text:style-name="T68">:</text:span><text:span text:style-name="T68"><text:line-break/></text:span><text:span text:style-name="T68"> <text:s/></text:span><text:span text:style-name="T68"><text:s text:c="2"/></text:span><text:span text:style-name="T68">p</text:span><text:span text:style-name="T68">a</text:span><text:span text:style-name="T68">s</text:span><text:span text:style-name="T68">s</text:span></text:p></draw:text-box></draw:frame><draw:frame text:anchor-type="paragraph" draw:z-index="3" draw:name="Shape2" draw:style-name="gr5" draw:text-style-name="P52" svg:width="0.2406in" svg:height="1.6189in" svg:x="3.6256in" svg:y="0.0638in"><draw:text-box><text:p text:style-name="P51"><text:span text:style-name="T67">11</text:span></text:p><text:p text:style-name="P51"><text:span text:style-name="T67">12</text:span></text:p><text:p text:style-name="P51"><text:span text:style-name="T67">13</text:span></text:p><text:p text:style-name="P51"><text:span text:style-name="T67">14</text:span></text:p><text:p text:style-name="P51"><text:span text:style-name="T67">15</text:span></text:p><text:p text:style-name="P51"><text:span text:style-name="T67">16</text:span></text:p><text:p text:style-name="P51"><text:span text:style-name="T67">17</text:span></text:p><text:p text:style-name="P51"><text:span text:style-name="T67">18</text:span></text:p><text:p text:style-name="P51"><text:span text:style-name="T67">19</text:span></text:p><text:p text:style-name="P51"><text:span text:style-name="T67">20</text:span></text:p></draw:text-box></draw:frame><draw:frame text:anchor-type="paragraph" draw:z-index="2" draw:name="Shape2" draw:style-name="gr6" draw:text-style-name="P52" svg:width="0.1795in" svg:height="1.6394in" svg:x="1.0819in" svg:y="0.0909in"><draw:text-box><text:p text:style-name="P51"><text:span text:style-name="T67">1</text:span></text:p><text:p text:style-name="P51"><text:span text:style-name="T67">2</text:span></text:p><text:p text:style-name="P51"><text:span text:style-name="T67">3</text:span></text:p><text:p text:style-name="P51"><text:span text:style-name="T67">4</text:span></text:p><text:p text:style-name="P51"><text:span text:style-name="T67">5</text:span></text:p><text:p text:style-name="P51"><text:span text:style-name="T67">6</text:span></text:p><text:p text:style-name="P51"><text:span text:style-name="T67">7</text:span></text:p><text:p text:style-name="P51"><text:span text:style-name="T67">8</text:span></text:p><text:p text:style-name="P51"><text:span text:style-name="T67">9</text:span></text:p><text:p text:style-name="P51"><text:span text:style-name="T67">10</text:span></text:p></draw:text-box></draw:frame><draw:frame text:anchor-type="paragraph" draw:z-index="1" draw:name="Shape1" draw:style-name="gr7" draw:text-style-name="P56" svg:width="1.7043in" svg:height="1.6189in" svg:x="3.9335in" svg:y="0.0638in"><draw:text-box><text:p text:style-name="P55"><text:span text:style-name="T68"/></text:p><text:p text:style-name="P53"><text:span text:style-name="T68">c</text:span><text:span text:style-name="T68">l</text:span><text:span text:style-name="T68">a</text:span><text:span text:style-name="T68">s</text:span><text:span text:style-name="T68">s </text:span><text:span text:style-name="T68">D</text:span><text:span text:style-name="T68">(</text:span><text:span text:style-name="T68">B</text:span><text:span text:style-name="T68">, </text:span><text:span text:style-name="T68">C</text:span><text:span text:style-name="T68">)</text:span><text:span text:style-name="T68">:</text:span><text:span text:style-name="T68"><text:line-break/></text:span><text:span text:style-name="T68"> <text:s/></text:span><text:span text:style-name="T68"><text:s text:c="2"/></text:span><text:span text:style-name="T68">p</text:span><text:span text:style-name="T68">a</text:span><text:span text:style-name="T68">s</text:span><text:span text:style-name="T68">s</text:span><text:span text:style-name="T68"><text:line-break/></text:span><text:span text:style-name="T68"><text:line-break/></text:span><text:span text:style-name="T68">c</text:span><text:span text:style-name="T68">l</text:span><text:span text:style-name="T68">a</text:span><text:span text:style-name="T68">s</text:span><text:span text:style-name="T68">s </text:span><text:span text:style-name="T68">E</text:span><text:span text:style-name="T68">(</text:span><text:span text:style-name="T68">B</text:span><text:span text:style-name="T68">, </text:span><text:span text:style-name="T68">C</text:span><text:span text:style-name="T68">)</text:span><text:span text:style-name="T68">:</text:span><text:span text:style-name="T68"><text:line-break/></text:span><text:span text:style-name="T68"> <text:s/></text:span><text:span text:style-name="T68"><text:s text:c="2"/></text:span><text:span text:style-name="T68">p</text:span><text:span text:style-name="T68">a</text:span><text:span text:style-name="T68">s</text:span><text:span text:style-name="T68">s</text:span><text:span text:style-name="T68"><text:line-break/></text:span><text:span text:style-name="T68"><text:line-break/></text:span><text:span text:style-name="T68">c</text:span><text:span text:style-name="T68">l</text:span><text:span text:style-name="T68">a</text:span><text:span text:style-name="T68">s</text:span><text:span text:style-name="T68">s </text:span><text:span text:style-name="T68">F</text:span><text:span text:style-name="T68">(</text:span><text:span text:style-name="T68">E</text:span><text:span text:style-name="T68">, </text:span><text:span text:style-name="T68">D</text:span><text:span text:style-name="T68">)</text:span><text:span text:style-name="T68">:</text:span><text:span text:style-name="T68"><text:line-break/></text:span><text:span text:style-name="T68"> <text:s/></text:span><text:span text:style-name="T68"><text:s text:c="2"/></text:span><text:span text:style-name="T68">p</text:span><text:span text:style-name="T68">a</text:span><text:span text:style-name="T68">s</text:span><text:span text:style-name="T68">s</text:span><text:span text:style-name="T68"><text:line-break/></text:span><text:span text:style-name="T68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50230042000379" text:continue-numbering="true" text:style-name="L2">
        <text:list-header>
          <text:p text:style-name="P25"/>
        </text:list-header>
        <text:list-item>
          <text:p text:style-name="P25"><text:span text:style-name="T51">Da li su klase objekti u programskom jeziku </text:span><text:span text:style-name="T17">Python</text:span><text:span text:style-name="T51">?</text:span></text:p>
        </text:list-item>
        <text:list-item>
          <text:p text:style-name="P30">Ko je zadužen za kreiranje klasa?</text:p>
        </text:list-item>
        <text:list-item>
          <text:p text:style-name="P18"><text:span text:style-name="T52">Za šta se sve koristi </text:span><text:span text:style-name="T9">type</text:span><text:span text:style-name="T37"> u </text:span><text:span text:style-name="T18">P</text:span><text:span text:style-name="T9">ython</text:span><text:span text:style-name="T37"> programskom jeziku? Navesti primere.</text:span></text:p>
        </text:list-item>
        <text:list-item>
          <text:p text:style-name="P31"><text:span text:style-name="T35">Za šta je </text:span><text:span text:style-name="T2">class</text:span><text:span text:style-name="T35"> lepša sintaksa (engl. </text:span><text:span text:style-name="T2">syntactic sugar</text:span><text:span text:style-name="T35">)? Navesti primer.</text:span></text:p>
        </text:list-item>
        <text:list-item>
          <text:p text:style-name="P31"><text:span text:style-name="T35">Š</text:span><text:span text:style-name="T38">ta su </text:span><text:span text:style-name="T10">callback</text:span><text:span text:style-name="T38"> funkcije? </text:span></text:p>
        </text:list-item>
        <text:list-item>
          <text:p text:style-name="P32"><text:span text:style-name="T35">Koja je razlika između </text:span><text:span text:style-name="T2">preemptive</text:span><text:span text:style-name="T35"> i </text:span><text:span text:style-name="T2">non-preemptive</text:span><text:span text:style-name="T35"> </text:span><text:span text:style-name="T2">multitasking</text:span><text:span text:style-name="T35">-a?</text:span></text:p>
        </text:list-item>
        <text:list-item>
          <text:p text:style-name="P37">Šta su korutine (u programskom jeziku <text:span text:style-name="T2">Python</text:span>)?</text:p>
        </text:list-item>
        <text:list-item>
          <text:p text:style-name="P32"><text:span text:style-name="T35">Šta je “pumpa događaja” (engl. </text:span><text:span text:style-name="T2">event loop</text:span><text:span text:style-name="T35">)?</text:span></text:p>
        </text:list-item>
        <text:list-item>
          <text:p text:style-name="P38">Šta je asinhrono programiranje?</text:p>
        </text:list-item>
        <text:list-item>
          <text:p text:style-name="P32"><text:span text:style-name="T35">Š</text:span><text:span text:style-name="T39">ta je konkurentno programiranje?</text:span></text:p>
        </text:list-item>
        <text:list-item>
          <text:p text:style-name="P39">Šta je paralelno programiranje?</text:p>
        </text:list-item>
        <text:list-item>
          <text:p text:style-name="P38">Koja je razlika između konkurentnog i paralelnog programiranja?</text:p>
        </text:list-item>
        <text:list-item>
          <text:p text:style-name="P38">Šta je proces?</text:p>
        </text:list-item>
        <text:list-item>
          <text:p text:style-name="P38">Šta je nit?</text:p>
        </text:list-item>
        <text:list-item>
          <text:p text:style-name="P38">Koja je razlika između procesa i niti?</text:p>
        </text:list-item>
        <text:list-item>
          <text:p text:style-name="P41">Kako komuniciraju niti, a kako procesi?</text:p>
        </text:list-item>
        <text:list-item>
          <text:p text:style-name="P42">Koja je razlika između generatora i korutine?</text:p>
        </text:list-item>
        <text:list-item>
          <text:p text:style-name="P42">Da li se generatori u programskom jeziku <text:span text:style-name="T2">Python</text:span> mogu ulančavati? Ukoliko mogu, navesti primer, u suprotnom navesti razlog zašto ne. </text:p>
        </text:list-item>
        <text:list-item>
          <text:p text:style-name="P33"><text:span text:style-name="T35">Š</text:span><text:span text:style-name="T40">ta je profajler (engl. </text:span><text:span text:style-name="T44">p</text:span><text:span text:style-name="T11">rofiler</text:span><text:span text:style-name="T40">)?</text:span></text:p>
        </text:list-item>
        <text:list-item>
          <text:p text:style-name="P43">Šta je <text:span text:style-name="T2">GIL</text:span> u programskom jeziku <text:span text:style-name="T2">Python</text:span>?</text:p>
        </text:list-item>
        <text:list-item>
          <text:p text:style-name="P20"><text:span text:style-name="T41">Koliko niti može istovremeno da izvršava kod u jednom </text:span><text:span text:style-name="T12">Python</text:span><text:span text:style-name="T41"> procesu? Zašto?</text:span></text:p>
        </text:list-item>
        <text:list-item>
          <text:p text:style-name="P19"><text:span text:style-name="T41">Š</text:span><text:span text:style-name="T42">ta je </text:span><text:span text:style-name="T13">race condition</text:span><text:span text:style-name="T42">? Navesti primer.</text:span></text:p>
        </text:list-item>
        <text:list-item>
          <text:p text:style-name="P21"><text:span text:style-name="T39">Š</text:span><text:span text:style-name="T41">ta je trka do podatak</text:span><text:span text:style-name="T44">a</text:span><text:span text:style-name="T41"> (engl. </text:span><text:span text:style-name="T12">data race</text:span><text:span text:style-name="T41">)? </text:span><text:span text:style-name="T42">Navesti primer.</text:span></text:p>
        </text:list-item>
        <text:list-item>
          <text:p text:style-name="P45"><text:span text:style-name="T42">Šta je štetno preplitanje? Navesti primer.</text:span></text:p>
        </text:list-item>
        <text:list-item>
          <text:p text:style-name="P33"><text:span text:style-name="T35">Š</text:span><text:span text:style-name="T42">ta je </text:span><text:span text:style-name="T13">deadlock</text:span><text:span text:style-name="T42">? Navesti primer.</text:span></text:p>
        </text:list-item>
        <text:list-item>
          <text:p text:style-name="P40">D<text:span text:style-name="T53">a li se kod asinhronog programiranja javlja problem štetnog preplitanja? Zašto?</text:span></text:p>
        </text:list-item>
        <text:list-item>
          <text:p text:style-name="P44">U čemu je razlika između <text:span text:style-name="T2">I/O Bound</text:span> i <text:span text:style-name="T2">CPU Bound</text:span> programa?</text:p>
        </text:list-item>
        <text:list-item>
          <text:p text:style-name="P40">N<text:span text:style-name="T53">a koje je sve načine moguće optimizovati </text:span><text:span text:style-name="T13">I/O Bound</text:span><text:span text:style-name="T53"> programe u programskom jeziku </text:span><text:span text:style-name="T13">Python</text:span><text:span text:style-name="T53">? Koji je od njih najbolji i zašto?</text:span></text:p>
        </text:list-item>
        <text:list-item>
          <text:p text:style-name="P41">Na koje sve načine je moguće optimizovati <text:span text:style-name="T2">CPU Bound</text:span> programe u programskom jeziku <text:span text:style-name="T2">Python</text:span>? Koji je od njih najbolji i zašto?</text:p>
        </text:list-item>
        <text:list-item>
          <text:p text:style-name="P19">Š<text:span text:style-name="T54">ta će se desiti ukoliko se prilikom asinhronog programiranja koriste zadaci koji nisu kooperativni (ne komuniciraju sa e</text:span><text:span text:style-name="T14">vent </text:span><text:span text:style-name="T15">l</text:span><text:span text:style-name="T14">oop</text:span><text:span text:style-name="T54">-om)?</text:span></text:p>
        </text:list-item>
        <text:list-item>
          <text:p text:style-name="P34">Šta je jako, a šta slabo skaliranje?</text:p>
        </text:list-item>
        <text:list-item>
          <text:p text:style-name="P34">Prilikom paralelizacije <text:span text:style-name="T2">CPU Bound </text:span><text:span text:style-name="T35">programa </text:span><text:span text:style-name="T15">multiprocessing</text:span><text:span text:style-name="T44"> bibliotekom</text:span>, na koji način se bira broj procesa? Šta sve treba uzeti u obzir prilikom razmatranja?</text:p>
        </text:list-item>
        <text:list-item>
          <text:p text:style-name="P34"><text:soft-page-break/>Dat je sledeći isečak koda. </text:p>
          <text:list>
            <text:list-item>
              <text:p text:style-name="P34">Da li je navedeni program <text:span text:style-name="T2">I/O </text:span><text:span text:style-name="T19">Bound</text:span> ili <text:span text:style-name="T2">CPU Bound</text:span>?</text:p>
            </text:list-item>
            <text:list-item>
              <text:p text:style-name="P36">Označiti neoptimalan deo koda.</text:p>
            </text:list-item>
            <text:list-item>
              <text:p text:style-name="P36">Na koj<text:span text:style-name="T58">e</text:span> se sve način<text:span text:style-name="T56">e</text:span> dati programski kod može optimizovati?</text:p>
            </text:list-item>
            <text:list-item>
              <text:p text:style-name="P36">Implementirati optimalan ekvivalentni programski kod.</text:p>
            </text:list-item>
          </text:list>
        </text:list-item>
      </text:list>
      <text:p text:style-name="P4"/>
      <text:p text:style-name="P4"><draw:frame text:anchor-type="paragraph" draw:z-index="4" draw:name="Shape1" draw:style-name="gr4" draw:text-style-name="P54" svg:width="5.737in" svg:height="4.3685in" svg:x="0.8362in" svg:y="0.0543in"><draw:text-box><text:p text:style-name="P53"><text:span text:style-name="T68"/></text:p><text:p text:style-name="P53"><text:span text:style-name="T68">i</text:span><text:span text:style-name="T68">m</text:span><text:span text:style-name="T68">p</text:span><text:span text:style-name="T68">o</text:span><text:span text:style-name="T68">r</text:span><text:span text:style-name="T68">t </text:span><text:span text:style-name="T68">t</text:span><text:span text:style-name="T68">i</text:span><text:span text:style-name="T68">m</text:span><text:span text:style-name="T68">e</text:span></text:p><text:p text:style-name="P53"><text:span text:style-name="T68"/></text:p><text:p text:style-name="P53"><text:span text:style-name="T68">i</text:span><text:span text:style-name="T68">m</text:span><text:span text:style-name="T68">p</text:span><text:span text:style-name="T68">o</text:span><text:span text:style-name="T68">r</text:span><text:span text:style-name="T68">t </text:span><text:span text:style-name="T68">r</text:span><text:span text:style-name="T68">e</text:span><text:span text:style-name="T68">q</text:span><text:span text:style-name="T68">u</text:span><text:span text:style-name="T68">e</text:span><text:span text:style-name="T68">s</text:span><text:span text:style-name="T68">t</text:span><text:span text:style-name="T68">s</text:span></text:p><text:p text:style-name="P53"><text:span text:style-name="T68"/></text:p><text:p text:style-name="P53"><text:span text:style-name="T68"/></text:p><text:p text:style-name="P53"><text:span text:style-name="T68">d</text:span><text:span text:style-name="T68">e</text:span><text:span text:style-name="T68">f </text:span><text:span text:style-name="T68">d</text:span><text:span text:style-name="T68">o</text:span><text:span text:style-name="T68">w</text:span><text:span text:style-name="T68">n</text:span><text:span text:style-name="T68">l</text:span><text:span text:style-name="T68">o</text:span><text:span text:style-name="T68">a</text:span><text:span text:style-name="T68">d</text:span><text:span text:style-name="T68">_</text:span><text:span text:style-name="T68">s</text:span><text:span text:style-name="T68">i</text:span><text:span text:style-name="T68">t</text:span><text:span text:style-name="T68">e</text:span><text:span text:style-name="T68">(</text:span><text:span text:style-name="T68">u</text:span><text:span text:style-name="T68">r</text:span><text:span text:style-name="T68">l</text:span><text:span text:style-name="T68">, </text:span><text:span text:style-name="T68">s</text:span><text:span text:style-name="T68">e</text:span><text:span text:style-name="T68">s</text:span><text:span text:style-name="T68">s</text:span><text:span text:style-name="T68">i</text:span><text:span text:style-name="T68">o</text:span><text:span text:style-name="T68">n</text:span><text:span text:style-name="T68">)</text:span><text:span text:style-name="T68">:</text:span></text:p><text:p text:style-name="P53"><text:span text:style-name="T68"><text:s text:c="2"/></text:span><text:span text:style-name="T68"><text:s text:c="2"/></text:span><text:span text:style-name="T68">w</text:span><text:span text:style-name="T68">i</text:span><text:span text:style-name="T68">t</text:span><text:span text:style-name="T68">h </text:span><text:span text:style-name="T68">s</text:span><text:span text:style-name="T68">e</text:span><text:span text:style-name="T68">s</text:span><text:span text:style-name="T68">s</text:span><text:span text:style-name="T68">i</text:span><text:span text:style-name="T68">o</text:span><text:span text:style-name="T68">n</text:span><text:span text:style-name="T68">.</text:span><text:span text:style-name="T68">g</text:span><text:span text:style-name="T68">e</text:span><text:span text:style-name="T68">t</text:span><text:span text:style-name="T68">(</text:span><text:span text:style-name="T68">u</text:span><text:span text:style-name="T68">r</text:span><text:span text:style-name="T68">l</text:span><text:span text:style-name="T68">) </text:span><text:span text:style-name="T68">a</text:span><text:span text:style-name="T68">s </text:span><text:span text:style-name="T68">r</text:span><text:span text:style-name="T68">e</text:span><text:span text:style-name="T68">s</text:span><text:span text:style-name="T68">p</text:span><text:span text:style-name="T68">o</text:span><text:span text:style-name="T68">n</text:span><text:span text:style-name="T68">s</text:span><text:span text:style-name="T68">e</text:span><text:span text:style-name="T68">:</text:span></text:p><text:p text:style-name="P53"><text:span text:style-name="T68"><text:s text:c="2"/></text:span><text:span text:style-name="T68"><text:s text:c="2"/></text:span><text:span text:style-name="T68"><text:s text:c="2"/></text:span><text:span text:style-name="T68"><text:s text:c="2"/></text:span><text:span text:style-name="T68">p</text:span><text:span text:style-name="T68">r</text:span><text:span text:style-name="T68">i</text:span><text:span text:style-name="T68">n</text:span><text:span text:style-name="T68">t</text:span><text:span text:style-name="T68">(</text:span><text:span text:style-name="T68">f</text:span><text:span text:style-name="T68">"</text:span><text:span text:style-name="T68">R</text:span><text:span text:style-name="T68">e</text:span><text:span text:style-name="T68">a</text:span><text:span text:style-name="T68">d </text:span><text:span text:style-name="T68">{</text:span><text:span text:style-name="T68">l</text:span><text:span text:style-name="T68">e</text:span><text:span text:style-name="T68">n</text:span><text:span text:style-name="T68">(</text:span><text:span text:style-name="T68">r</text:span><text:span text:style-name="T68">e</text:span><text:span text:style-name="T68">s</text:span><text:span text:style-name="T68">p</text:span><text:span text:style-name="T68">o</text:span><text:span text:style-name="T68">n</text:span><text:span text:style-name="T68">s</text:span><text:span text:style-name="T68">e</text:span><text:span text:style-name="T68">.</text:span><text:span text:style-name="T68">c</text:span><text:span text:style-name="T68">o</text:span><text:span text:style-name="T68">n</text:span><text:span text:style-name="T68">t</text:span><text:span text:style-name="T68">e</text:span><text:span text:style-name="T68">n</text:span><text:span text:style-name="T68">t</text:span><text:span text:style-name="T68">)</text:span><text:span text:style-name="T68">} </text:span><text:span text:style-name="T68">f</text:span><text:span text:style-name="T68">r</text:span><text:span text:style-name="T68">o</text:span><text:span text:style-name="T68">m </text:span><text:span text:style-name="T68">{</text:span><text:span text:style-name="T68">u</text:span><text:span text:style-name="T68">r</text:span><text:span text:style-name="T68">l</text:span><text:span text:style-name="T68">}</text:span><text:span text:style-name="T68">"</text:span><text:span text:style-name="T68">)</text:span></text:p><text:p text:style-name="P53"><text:span text:style-name="T68"/></text:p><text:p text:style-name="P53"><text:span text:style-name="T68"/></text:p><text:p text:style-name="P53"><text:span text:style-name="T68">d</text:span><text:span text:style-name="T68">e</text:span><text:span text:style-name="T68">f </text:span><text:span text:style-name="T68">d</text:span><text:span text:style-name="T68">o</text:span><text:span text:style-name="T68">w</text:span><text:span text:style-name="T68">n</text:span><text:span text:style-name="T68">l</text:span><text:span text:style-name="T68">o</text:span><text:span text:style-name="T68">a</text:span><text:span text:style-name="T68">d</text:span><text:span text:style-name="T68">_</text:span><text:span text:style-name="T68">a</text:span><text:span text:style-name="T68">l</text:span><text:span text:style-name="T68">l</text:span><text:span text:style-name="T68">_</text:span><text:span text:style-name="T68">s</text:span><text:span text:style-name="T68">i</text:span><text:span text:style-name="T68">t</text:span><text:span text:style-name="T68">e</text:span><text:span text:style-name="T68">s</text:span><text:span text:style-name="T68">(</text:span><text:span text:style-name="T68">s</text:span><text:span text:style-name="T68">i</text:span><text:span text:style-name="T68">t</text:span><text:span text:style-name="T68">e</text:span><text:span text:style-name="T68">s</text:span><text:span text:style-name="T68">)</text:span><text:span text:style-name="T68">:</text:span></text:p><text:p text:style-name="P53"><text:span text:style-name="T68"><text:s text:c="2"/></text:span><text:span text:style-name="T68"><text:s text:c="2"/></text:span><text:span text:style-name="T68">w</text:span><text:span text:style-name="T68">i</text:span><text:span text:style-name="T68">t</text:span><text:span text:style-name="T68">h </text:span><text:span text:style-name="T68">r</text:span><text:span text:style-name="T68">e</text:span><text:span text:style-name="T68">q</text:span><text:span text:style-name="T68">u</text:span><text:span text:style-name="T68">e</text:span><text:span text:style-name="T68">s</text:span><text:span text:style-name="T68">t</text:span><text:span text:style-name="T68">s</text:span><text:span text:style-name="T68">.</text:span><text:span text:style-name="T68">S</text:span><text:span text:style-name="T68">e</text:span><text:span text:style-name="T68">s</text:span><text:span text:style-name="T68">s</text:span><text:span text:style-name="T68">i</text:span><text:span text:style-name="T68">o</text:span><text:span text:style-name="T68">n</text:span><text:span text:style-name="T68">(</text:span><text:span text:style-name="T68">) </text:span><text:span text:style-name="T68">a</text:span><text:span text:style-name="T68">s </text:span><text:span text:style-name="T68">s</text:span><text:span text:style-name="T68">e</text:span><text:span text:style-name="T68">s</text:span><text:span text:style-name="T68">s</text:span><text:span text:style-name="T68">i</text:span><text:span text:style-name="T68">o</text:span><text:span text:style-name="T68">n</text:span><text:span text:style-name="T68">:</text:span></text:p><text:p text:style-name="P53"><text:span text:style-name="T68"><text:s text:c="2"/></text:span><text:span text:style-name="T68"><text:s text:c="2"/></text:span><text:span text:style-name="T68"><text:s text:c="2"/></text:span><text:span text:style-name="T68"><text:s text:c="2"/></text:span><text:span text:style-name="T68">f</text:span><text:span text:style-name="T68">o</text:span><text:span text:style-name="T68">r </text:span><text:span text:style-name="T68">u</text:span><text:span text:style-name="T68">r</text:span><text:span text:style-name="T68">l </text:span><text:span text:style-name="T68">i</text:span><text:span text:style-name="T68">n </text:span><text:span text:style-name="T68">s</text:span><text:span text:style-name="T68">i</text:span><text:span text:style-name="T68">t</text:span><text:span text:style-name="T68">e</text:span><text:span text:style-name="T68">s</text:span><text:span text:style-name="T68">:</text:span></text:p><text:p text:style-name="P53"><text:span text:style-name="T68"><text:s text:c="2"/></text:span><text:span text:style-name="T68"><text:s text:c="2"/></text:span><text:span text:style-name="T68"><text:s text:c="2"/></text:span><text:span text:style-name="T68"><text:s text:c="2"/></text:span><text:span text:style-name="T68"><text:s text:c="2"/></text:span><text:span text:style-name="T68"><text:s text:c="2"/></text:span><text:span text:style-name="T68">d</text:span><text:span text:style-name="T68">o</text:span><text:span text:style-name="T68">w</text:span><text:span text:style-name="T68">n</text:span><text:span text:style-name="T68">l</text:span><text:span text:style-name="T68">o</text:span><text:span text:style-name="T68">a</text:span><text:span text:style-name="T68">d</text:span><text:span text:style-name="T68">_</text:span><text:span text:style-name="T68">s</text:span><text:span text:style-name="T68">i</text:span><text:span text:style-name="T68">t</text:span><text:span text:style-name="T68">e</text:span><text:span text:style-name="T68">(</text:span><text:span text:style-name="T68">u</text:span><text:span text:style-name="T68">r</text:span><text:span text:style-name="T68">l</text:span><text:span text:style-name="T68">, </text:span><text:span text:style-name="T68">s</text:span><text:span text:style-name="T68">e</text:span><text:span text:style-name="T68">s</text:span><text:span text:style-name="T68">s</text:span><text:span text:style-name="T68">i</text:span><text:span text:style-name="T68">o</text:span><text:span text:style-name="T68">n</text:span><text:span text:style-name="T68">)</text:span></text:p><text:p text:style-name="P53"><text:span text:style-name="T68"/></text:p><text:p text:style-name="P53"><text:span text:style-name="T68"/></text:p><text:p text:style-name="P53"><text:span text:style-name="T68">i</text:span><text:span text:style-name="T68">f </text:span><text:span text:style-name="T68">_</text:span><text:span text:style-name="T68">_</text:span><text:span text:style-name="T68">n</text:span><text:span text:style-name="T68">a</text:span><text:span text:style-name="T68">m</text:span><text:span text:style-name="T68">e</text:span><text:span text:style-name="T68">_</text:span><text:span text:style-name="T68">_ </text:span><text:span text:style-name="T68">=</text:span><text:span text:style-name="T68">= </text:span><text:span text:style-name="T68">"</text:span><text:span text:style-name="T68">_</text:span><text:span text:style-name="T68">_</text:span><text:span text:style-name="T68">m</text:span><text:span text:style-name="T68">a</text:span><text:span text:style-name="T68">i</text:span><text:span text:style-name="T68">n</text:span><text:span text:style-name="T68">_</text:span><text:span text:style-name="T68">_</text:span><text:span text:style-name="T68">"</text:span><text:span text:style-name="T68">:</text:span></text:p><text:p text:style-name="P53"><text:span text:style-name="T68"><text:s text:c="2"/></text:span><text:span text:style-name="T68"><text:s text:c="2"/></text:span><text:span text:style-name="T68">s</text:span><text:span text:style-name="T68">i</text:span><text:span text:style-name="T68">t</text:span><text:span text:style-name="T68">e</text:span><text:span text:style-name="T68">s </text:span><text:span text:style-name="T68">= </text:span><text:span text:style-name="T68">[</text:span></text:p><text:p text:style-name="P53"><text:span text:style-name="T68"><text:s text:c="2"/></text:span><text:span text:style-name="T68"><text:s text:c="2"/></text:span><text:span text:style-name="T68"><text:s text:c="2"/></text:span><text:span text:style-name="T68"><text:s text:c="2"/></text:span><text:span text:style-name="T68"><text:s text:c="2"/></text:span><text:span text:style-name="T68"><text:s text:c="2"/></text:span><text:span text:style-name="T68"><text:s text:c="2"/></text:span><text:span text:style-name="T68"><text:s text:c="2"/></text:span><text:span text:style-name="T68">"</text:span><text:span text:style-name="T68">h</text:span><text:span text:style-name="T68">t</text:span><text:span text:style-name="T68">t</text:span><text:span text:style-name="T68">p</text:span><text:span text:style-name="T68">:</text:span><text:span text:style-name="T68">/</text:span><text:span text:style-name="T68">/</text:span><text:span text:style-name="T68">w</text:span><text:span text:style-name="T68">w</text:span><text:span text:style-name="T68">w</text:span><text:span text:style-name="T68">.</text:span><text:span text:style-name="T68">j</text:span><text:span text:style-name="T68">y</text:span><text:span text:style-name="T68">t</text:span><text:span text:style-name="T68">h</text:span><text:span text:style-name="T68">o</text:span><text:span text:style-name="T68">n</text:span><text:span text:style-name="T68">.</text:span><text:span text:style-name="T68">o</text:span><text:span text:style-name="T68">r</text:span><text:span text:style-name="T68">g</text:span><text:span text:style-name="T68">"</text:span><text:span text:style-name="T68">,</text:span></text:p><text:p text:style-name="P53"><text:span text:style-name="T68"><text:s text:c="2"/></text:span><text:span text:style-name="T68"><text:s text:c="2"/></text:span><text:span text:style-name="T68"><text:s text:c="2"/></text:span><text:span text:style-name="T68"><text:s text:c="2"/></text:span><text:span text:style-name="T68"><text:s text:c="2"/></text:span><text:span text:style-name="T68"><text:s text:c="2"/></text:span><text:span text:style-name="T68"><text:s text:c="2"/></text:span><text:span text:style-name="T68"><text:s text:c="2"/></text:span><text:span text:style-name="T68">"</text:span><text:span text:style-name="T68">h</text:span><text:span text:style-name="T68">t</text:span><text:span text:style-name="T68">t</text:span><text:span text:style-name="T68">p</text:span><text:span text:style-name="T68">:</text:span><text:span text:style-name="T68">/</text:span><text:span text:style-name="T68">/</text:span><text:span text:style-name="T68">o</text:span><text:span text:style-name="T68">l</text:span><text:span text:style-name="T68">y</text:span><text:span text:style-name="T68">m</text:span><text:span text:style-name="T68">p</text:span><text:span text:style-name="T68">u</text:span><text:span text:style-name="T68">s</text:span><text:span text:style-name="T68">.</text:span><text:span text:style-name="T68">r</text:span><text:span text:style-name="T68">e</text:span><text:span text:style-name="T68">a</text:span><text:span text:style-name="T68">l</text:span><text:span text:style-name="T68">p</text:span><text:span text:style-name="T68">y</text:span><text:span text:style-name="T68">t</text:span><text:span text:style-name="T68">h</text:span><text:span text:style-name="T68">o</text:span><text:span text:style-name="T68">n</text:span><text:span text:style-name="T68">.</text:span><text:span text:style-name="T68">o</text:span><text:span text:style-name="T68">r</text:span><text:span text:style-name="T68">g</text:span><text:span text:style-name="T68">/</text:span><text:span text:style-name="T68">d</text:span><text:span text:style-name="T68">i</text:span><text:span text:style-name="T68">c</text:span><text:span text:style-name="T68">e</text:span><text:span text:style-name="T68">"</text:span><text:span text:style-name="T68">,</text:span></text:p><text:p text:style-name="P53"><text:span text:style-name="T68"><text:s text:c="2"/></text:span><text:span text:style-name="T68"><text:s text:c="2"/></text:span><text:span text:style-name="T68"><text:s text:c="2"/></text:span><text:span text:style-name="T68"><text:s text:c="2"/></text:span><text:span text:style-name="T68"><text:s text:c="2"/></text:span><text:span text:style-name="T68"><text:s text:c="2"/></text:span><text:span text:style-name="T68">] </text:span><text:span text:style-name="T68">* </text:span><text:span text:style-name="T68">8</text:span><text:span text:style-name="T68">0</text:span></text:p><text:p text:style-name="P53"><text:span text:style-name="T68"><text:s text:c="2"/></text:span><text:span text:style-name="T68"><text:s text:c="2"/></text:span><text:span text:style-name="T68">s</text:span><text:span text:style-name="T68">t</text:span><text:span text:style-name="T68">a</text:span><text:span text:style-name="T68">r</text:span><text:span text:style-name="T68">t</text:span><text:span text:style-name="T68">_</text:span><text:span text:style-name="T68">t</text:span><text:span text:style-name="T68">i</text:span><text:span text:style-name="T68">m</text:span><text:span text:style-name="T68">e </text:span><text:span text:style-name="T68">= </text:span><text:span text:style-name="T68">t</text:span><text:span text:style-name="T68">i</text:span><text:span text:style-name="T68">m</text:span><text:span text:style-name="T68">e</text:span><text:span text:style-name="T68">.</text:span><text:span text:style-name="T68">t</text:span><text:span text:style-name="T68">i</text:span><text:span text:style-name="T68">m</text:span><text:span text:style-name="T68">e</text:span><text:span text:style-name="T68">(</text:span><text:span text:style-name="T68">)</text:span></text:p><text:p text:style-name="P53"><text:span text:style-name="T68"><text:s text:c="2"/></text:span><text:span text:style-name="T68"><text:s text:c="2"/></text:span><text:span text:style-name="T68">d</text:span><text:span text:style-name="T68">o</text:span><text:span text:style-name="T68">w</text:span><text:span text:style-name="T68">n</text:span><text:span text:style-name="T68">l</text:span><text:span text:style-name="T68">o</text:span><text:span text:style-name="T68">a</text:span><text:span text:style-name="T68">d</text:span><text:span text:style-name="T68">_</text:span><text:span text:style-name="T68">a</text:span><text:span text:style-name="T68">l</text:span><text:span text:style-name="T68">l</text:span><text:span text:style-name="T68">_</text:span><text:span text:style-name="T68">s</text:span><text:span text:style-name="T68">i</text:span><text:span text:style-name="T68">t</text:span><text:span text:style-name="T68">e</text:span><text:span text:style-name="T68">s</text:span><text:span text:style-name="T68">(</text:span><text:span text:style-name="T68">s</text:span><text:span text:style-name="T68">i</text:span><text:span text:style-name="T68">t</text:span><text:span text:style-name="T68">e</text:span><text:span text:style-name="T68">s</text:span><text:span text:style-name="T68">)</text:span></text:p><text:p text:style-name="P53"><text:span text:style-name="T68"><text:s text:c="2"/></text:span><text:span text:style-name="T68"><text:s text:c="2"/></text:span><text:span text:style-name="T68">d</text:span><text:span text:style-name="T68">u</text:span><text:span text:style-name="T68">r</text:span><text:span text:style-name="T68">a</text:span><text:span text:style-name="T68">t</text:span><text:span text:style-name="T68">i</text:span><text:span text:style-name="T68">o</text:span><text:span text:style-name="T68">n </text:span><text:span text:style-name="T68">= </text:span><text:span text:style-name="T68">t</text:span><text:span text:style-name="T68">i</text:span><text:span text:style-name="T68">m</text:span><text:span text:style-name="T68">e</text:span><text:span text:style-name="T68">.</text:span><text:span text:style-name="T68">t</text:span><text:span text:style-name="T68">i</text:span><text:span text:style-name="T68">m</text:span><text:span text:style-name="T68">e</text:span><text:span text:style-name="T68">(</text:span><text:span text:style-name="T68">) </text:span><text:span text:style-name="T68">- </text:span><text:span text:style-name="T68">s</text:span><text:span text:style-name="T68">t</text:span><text:span text:style-name="T68">a</text:span><text:span text:style-name="T68">r</text:span><text:span text:style-name="T68">t</text:span><text:span text:style-name="T68">_</text:span><text:span text:style-name="T68">t</text:span><text:span text:style-name="T68">i</text:span><text:span text:style-name="T68">m</text:span><text:span text:style-name="T68">e</text:span></text:p><text:p text:style-name="P53"><text:span text:style-name="T68"><text:s text:c="2"/></text:span><text:span text:style-name="T68"><text:s text:c="2"/></text:span><text:span text:style-name="T68">p</text:span><text:span text:style-name="T68">r</text:span><text:span text:style-name="T68">i</text:span><text:span text:style-name="T68">n</text:span><text:span text:style-name="T68">t</text:span><text:span text:style-name="T68">(</text:span><text:span text:style-name="T68">f</text:span><text:span text:style-name="T68">"</text:span><text:span text:style-name="T68">D</text:span><text:span text:style-name="T68">o</text:span><text:span text:style-name="T68">w</text:span><text:span text:style-name="T68">n</text:span><text:span text:style-name="T68">l</text:span><text:span text:style-name="T68">o</text:span><text:span text:style-name="T68">a</text:span><text:span text:style-name="T68">d</text:span><text:span text:style-name="T68">e</text:span><text:span text:style-name="T68">d </text:span><text:span text:style-name="T68">{</text:span><text:span text:style-name="T68">l</text:span><text:span text:style-name="T68">e</text:span><text:span text:style-name="T68">n</text:span><text:span text:style-name="T68">(</text:span><text:span text:style-name="T68">s</text:span><text:span text:style-name="T68">i</text:span><text:span text:style-name="T68">t</text:span><text:span text:style-name="T68">e</text:span><text:span text:style-name="T68">s</text:span><text:span text:style-name="T68">)</text:span><text:span text:style-name="T68">} </text:span><text:span text:style-name="T68">i</text:span><text:span text:style-name="T68">n </text:span><text:span text:style-name="T68">{</text:span><text:span text:style-name="T68">d</text:span><text:span text:style-name="T68">u</text:span><text:span text:style-name="T68">r</text:span><text:span text:style-name="T68">a</text:span><text:span text:style-name="T68">t</text:span><text:span text:style-name="T68">i</text:span><text:span text:style-name="T68">o</text:span><text:span text:style-name="T68">n</text:span><text:span text:style-name="T68">} </text:span><text:span text:style-name="T68">s</text:span><text:span text:style-name="T68">e</text:span><text:span text:style-name="T68">c</text:span><text:span text:style-name="T68">o</text:span><text:span text:style-name="T68">n</text:span><text:span text:style-name="T68">d</text:span><text:span text:style-name="T68">s</text:span><text:span text:style-name="T68">"</text:span><text:span text:style-name="T68">)</text:span></text:p></draw:text-box></draw:frame><draw:frame text:anchor-type="paragraph" draw:z-index="5" draw:name="Shape2" draw:style-name="gr3" draw:text-style-name="P52" svg:width="0.2303in" svg:height="4.5043in" svg:x="0.5299in" svg:y="0.0598in"><draw:text-box><text:p text:style-name="P51"><text:span text:style-name="T67">1</text:span></text:p><text:p text:style-name="P51"><text:span text:style-name="T67">2</text:span></text:p><text:p text:style-name="P51"><text:span text:style-name="T67">3</text:span></text:p><text:p text:style-name="P51"><text:span text:style-name="T67">4</text:span></text:p><text:p text:style-name="P51"><text:span text:style-name="T67">5</text:span></text:p><text:p text:style-name="P51"><text:span text:style-name="T67">6</text:span></text:p><text:p text:style-name="P51"><text:span text:style-name="T67">7</text:span></text:p><text:p text:style-name="P51"><text:span text:style-name="T67">8</text:span></text:p><text:p text:style-name="P51"><text:span text:style-name="T67">9</text:span></text:p><text:p text:style-name="P51"><text:span text:style-name="T67">10</text:span></text:p><text:p text:style-name="P51"><text:span text:style-name="T67">11</text:span></text:p><text:p text:style-name="P51"><text:span text:style-name="T67">12</text:span></text:p><text:p text:style-name="P51"><text:span text:style-name="T67">13</text:span></text:p><text:p text:style-name="P51"><text:span text:style-name="T67">14</text:span></text:p><text:p text:style-name="P51"><text:span text:style-name="T67">15</text:span></text:p><text:p text:style-name="P51"><text:span text:style-name="T67">16</text:span></text:p><text:p text:style-name="P51"><text:span text:style-name="T67">17</text:span></text:p><text:p text:style-name="P51"><text:span text:style-name="T67">18</text:span></text:p><text:p text:style-name="P51"><text:span text:style-name="T67">19</text:span></text:p><text:p text:style-name="P51"><text:span text:style-name="T67">20</text:span></text:p><text:p text:style-name="P51"><text:span text:style-name="T67">21</text:span></text:p><text:p text:style-name="P51"><text:span text:style-name="T67">22</text:span></text:p><text:p text:style-name="P51"><text:span text:style-name="T67">23</text:span></text:p><text:p text:style-name="P51"><text:span text:style-name="T67">24</text:span></text:p><text:p text:style-name="P51"><text:span text:style-name="T67">25</text:span></text:p><text:p text:style-name="P51"><text:span text:style-name="T67">26</text:span></text:p><text:p text:style-name="P51"><text:span text:style-name="T67">27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50228730747933" text:continue-numbering="true" text:style-name="L2">
        <text:list-item>
          <text:p text:style-name="P35"><text:soft-page-break/>Dat je sledeći isečak koda. </text:p>
          <text:list>
            <text:list-item>
              <text:p text:style-name="P35">Da li je navedeni program <text:span text:style-name="T2">I/O Bound</text:span> ili <text:span text:style-name="T2">CPU Bound</text:span>?</text:p>
            </text:list-item>
            <text:list-item>
              <text:p text:style-name="P36">Označiti neoptimalan deo koda.</text:p>
            </text:list-item>
            <text:list-item>
              <text:p text:style-name="P36">Na koj<text:span text:style-name="T59">e</text:span> se sve način<text:span text:style-name="T56">e</text:span> dati programski kod može optimizovati?</text:p>
            </text:list-item>
            <text:list-item>
              <text:p text:style-name="P36">Implementirati optimalan ekvivalentni programski kod.</text:p>
            </text:list-item>
          </text:list>
        </text:list-item>
      </text:list>
      <text:p text:style-name="P3"/>
      <text:p text:style-name="P3"><draw:frame text:anchor-type="paragraph" draw:z-index="6" draw:name="Shape1" draw:style-name="gr2" draw:text-style-name="P54" svg:width="5.737in" svg:height="3.3976in" svg:x="0.8362in" svg:y="0.0543in"><draw:text-box><text:p text:style-name="P53"><text:span text:style-name="T68"/></text:p><text:p text:style-name="P53"><text:span text:style-name="T68">i</text:span><text:span text:style-name="T68">m</text:span><text:span text:style-name="T68">p</text:span><text:span text:style-name="T68">o</text:span><text:span text:style-name="T68">r</text:span><text:span text:style-name="T68">t </text:span><text:span text:style-name="T68">t</text:span><text:span text:style-name="T68">i</text:span><text:span text:style-name="T68">m</text:span><text:span text:style-name="T68">e</text:span></text:p><text:p text:style-name="P53"><text:span text:style-name="T68"/></text:p><text:p text:style-name="P53"><text:span text:style-name="T68"/></text:p><text:p text:style-name="P53"><text:span text:style-name="T68">d</text:span><text:span text:style-name="T68">e</text:span><text:span text:style-name="T68">f </text:span><text:span text:style-name="T68">f</text:span><text:span text:style-name="T68">i</text:span><text:span text:style-name="T68">n</text:span><text:span text:style-name="T68">d</text:span><text:span text:style-name="T68">_</text:span><text:span text:style-name="T68">s</text:span><text:span text:style-name="T68">u</text:span><text:span text:style-name="T68">m</text:span><text:span text:style-name="T68">(</text:span><text:span text:style-name="T68">n</text:span><text:span text:style-name="T68">u</text:span><text:span text:style-name="T68">m</text:span><text:span text:style-name="T68">b</text:span><text:span text:style-name="T68">e</text:span><text:span text:style-name="T68">r</text:span><text:span text:style-name="T68">)</text:span><text:span text:style-name="T68">:</text:span></text:p><text:p text:style-name="P53"><text:span text:style-name="T68"><text:s text:c="2"/></text:span><text:span text:style-name="T68"><text:s text:c="2"/></text:span><text:span text:style-name="T68">r</text:span><text:span text:style-name="T68">e</text:span><text:span text:style-name="T68">t</text:span><text:span text:style-name="T68">u</text:span><text:span text:style-name="T68">r</text:span><text:span text:style-name="T68">n </text:span><text:span text:style-name="T68">s</text:span><text:span text:style-name="T68">u</text:span><text:span text:style-name="T68">m</text:span><text:span text:style-name="T68">(</text:span><text:span text:style-name="T68">i </text:span><text:span text:style-name="T68">* </text:span><text:span text:style-name="T68">i </text:span><text:span text:style-name="T68">f</text:span><text:span text:style-name="T68">o</text:span><text:span text:style-name="T68">r </text:span><text:span text:style-name="T68">i </text:span><text:span text:style-name="T68">i</text:span><text:span text:style-name="T68">n </text:span><text:span text:style-name="T68">r</text:span><text:span text:style-name="T68">a</text:span><text:span text:style-name="T68">n</text:span><text:span text:style-name="T68">g</text:span><text:span text:style-name="T68">e</text:span><text:span text:style-name="T68">(</text:span><text:span text:style-name="T68">n</text:span><text:span text:style-name="T68">u</text:span><text:span text:style-name="T68">m</text:span><text:span text:style-name="T68">b</text:span><text:span text:style-name="T68">e</text:span><text:span text:style-name="T68">r</text:span><text:span text:style-name="T68">)</text:span><text:span text:style-name="T68">)</text:span></text:p><text:p text:style-name="P53"><text:span text:style-name="T68"/></text:p><text:p text:style-name="P53"><text:span text:style-name="T68"/></text:p><text:p text:style-name="P53"><text:span text:style-name="T68">d</text:span><text:span text:style-name="T68">e</text:span><text:span text:style-name="T68">f </text:span><text:span text:style-name="T68">f</text:span><text:span text:style-name="T68">i</text:span><text:span text:style-name="T68">n</text:span><text:span text:style-name="T68">d</text:span><text:span text:style-name="T68">_</text:span><text:span text:style-name="T68">s</text:span><text:span text:style-name="T68">u</text:span><text:span text:style-name="T68">m</text:span><text:span text:style-name="T68">s</text:span><text:span text:style-name="T68">(</text:span><text:span text:style-name="T68">n</text:span><text:span text:style-name="T68">u</text:span><text:span text:style-name="T68">m</text:span><text:span text:style-name="T68">b</text:span><text:span text:style-name="T68">e</text:span><text:span text:style-name="T68">r</text:span><text:span text:style-name="T68">s</text:span><text:span text:style-name="T68">)</text:span><text:span text:style-name="T68">:</text:span></text:p><text:p text:style-name="P53"><text:span text:style-name="T68"><text:s text:c="2"/></text:span><text:span text:style-name="T68"><text:s text:c="2"/></text:span><text:span text:style-name="T68">f</text:span><text:span text:style-name="T68">o</text:span><text:span text:style-name="T68">r </text:span><text:span text:style-name="T68">n</text:span><text:span text:style-name="T68">u</text:span><text:span text:style-name="T68">m</text:span><text:span text:style-name="T68">b</text:span><text:span text:style-name="T68">e</text:span><text:span text:style-name="T68">r </text:span><text:span text:style-name="T68">i</text:span><text:span text:style-name="T68">n </text:span><text:span text:style-name="T68">n</text:span><text:span text:style-name="T68">u</text:span><text:span text:style-name="T68">m</text:span><text:span text:style-name="T68">b</text:span><text:span text:style-name="T68">e</text:span><text:span text:style-name="T68">r</text:span><text:span text:style-name="T68">s</text:span><text:span text:style-name="T68">:</text:span></text:p><text:p text:style-name="P53"><text:span text:style-name="T68"><text:s text:c="2"/></text:span><text:span text:style-name="T68"><text:s text:c="2"/></text:span><text:span text:style-name="T68"><text:s text:c="2"/></text:span><text:span text:style-name="T68"><text:s text:c="2"/></text:span><text:span text:style-name="T68">f</text:span><text:span text:style-name="T68">i</text:span><text:span text:style-name="T68">n</text:span><text:span text:style-name="T68">d</text:span><text:span text:style-name="T68">_</text:span><text:span text:style-name="T68">s</text:span><text:span text:style-name="T68">u</text:span><text:span text:style-name="T68">m</text:span><text:span text:style-name="T68">(</text:span><text:span text:style-name="T68">n</text:span><text:span text:style-name="T68">u</text:span><text:span text:style-name="T68">m</text:span><text:span text:style-name="T68">b</text:span><text:span text:style-name="T68">e</text:span><text:span text:style-name="T68">r</text:span><text:span text:style-name="T68">)</text:span></text:p><text:p text:style-name="P53"><text:span text:style-name="T68"/></text:p><text:p text:style-name="P53"><text:span text:style-name="T68"/></text:p><text:p text:style-name="P53"><text:span text:style-name="T68">i</text:span><text:span text:style-name="T68">f </text:span><text:span text:style-name="T68">_</text:span><text:span text:style-name="T68">_</text:span><text:span text:style-name="T68">n</text:span><text:span text:style-name="T68">a</text:span><text:span text:style-name="T68">m</text:span><text:span text:style-name="T68">e</text:span><text:span text:style-name="T68">_</text:span><text:span text:style-name="T68">_ </text:span><text:span text:style-name="T68">=</text:span><text:span text:style-name="T68">= </text:span><text:span text:style-name="T68">"</text:span><text:span text:style-name="T68">_</text:span><text:span text:style-name="T68">_</text:span><text:span text:style-name="T68">m</text:span><text:span text:style-name="T68">a</text:span><text:span text:style-name="T68">i</text:span><text:span text:style-name="T68">n</text:span><text:span text:style-name="T68">_</text:span><text:span text:style-name="T68">_</text:span><text:span text:style-name="T68">"</text:span><text:span text:style-name="T68">:</text:span></text:p><text:p text:style-name="P53"><text:span text:style-name="T68"><text:s text:c="2"/></text:span><text:span text:style-name="T68"><text:s text:c="2"/></text:span><text:span text:style-name="T68">n</text:span><text:span text:style-name="T68">u</text:span><text:span text:style-name="T68">m</text:span><text:span text:style-name="T68">b</text:span><text:span text:style-name="T68">e</text:span><text:span text:style-name="T68">r</text:span><text:span text:style-name="T68">s </text:span><text:span text:style-name="T68">= </text:span><text:span text:style-name="T68">[</text:span><text:span text:style-name="T68">5</text:span><text:span text:style-name="T68">_</text:span><text:span text:style-name="T68">0</text:span><text:span text:style-name="T68">0</text:span><text:span text:style-name="T68">0</text:span><text:span text:style-name="T68">_</text:span><text:span text:style-name="T68">0</text:span><text:span text:style-name="T68">0</text:span><text:span text:style-name="T68">0 </text:span><text:span text:style-name="T68">+ </text:span><text:span text:style-name="T68">x </text:span><text:span text:style-name="T68">f</text:span><text:span text:style-name="T68">o</text:span><text:span text:style-name="T68">r </text:span><text:span text:style-name="T68">x </text:span><text:span text:style-name="T68">i</text:span><text:span text:style-name="T68">n </text:span><text:span text:style-name="T68">r</text:span><text:span text:style-name="T68">a</text:span><text:span text:style-name="T68">n</text:span><text:span text:style-name="T68">g</text:span><text:span text:style-name="T68">e</text:span><text:span text:style-name="T68">(</text:span><text:span text:style-name="T68">2</text:span><text:span text:style-name="T68">0</text:span><text:span text:style-name="T68">)</text:span><text:span text:style-name="T68">]</text:span></text:p><text:p text:style-name="P53"><text:span text:style-name="T68"/></text:p><text:p text:style-name="P53"><text:span text:style-name="T68"><text:s text:c="2"/></text:span><text:span text:style-name="T68"><text:s text:c="2"/></text:span><text:span text:style-name="T68">s</text:span><text:span text:style-name="T68">t</text:span><text:span text:style-name="T68">a</text:span><text:span text:style-name="T68">r</text:span><text:span text:style-name="T68">t</text:span><text:span text:style-name="T68">_</text:span><text:span text:style-name="T68">t</text:span><text:span text:style-name="T68">i</text:span><text:span text:style-name="T68">m</text:span><text:span text:style-name="T68">e </text:span><text:span text:style-name="T68">= </text:span><text:span text:style-name="T68">t</text:span><text:span text:style-name="T68">i</text:span><text:span text:style-name="T68">m</text:span><text:span text:style-name="T68">e</text:span><text:span text:style-name="T68">.</text:span><text:span text:style-name="T68">t</text:span><text:span text:style-name="T68">i</text:span><text:span text:style-name="T68">m</text:span><text:span text:style-name="T68">e</text:span><text:span text:style-name="T68">(</text:span><text:span text:style-name="T68">)</text:span></text:p><text:p text:style-name="P53"><text:span text:style-name="T68"><text:s text:c="2"/></text:span><text:span text:style-name="T68"><text:s text:c="2"/></text:span><text:span text:style-name="T68">f</text:span><text:span text:style-name="T68">i</text:span><text:span text:style-name="T68">n</text:span><text:span text:style-name="T68">d</text:span><text:span text:style-name="T68">_</text:span><text:span text:style-name="T68">s</text:span><text:span text:style-name="T68">u</text:span><text:span text:style-name="T68">m</text:span><text:span text:style-name="T68">s</text:span><text:span text:style-name="T68">(</text:span><text:span text:style-name="T68">n</text:span><text:span text:style-name="T68">u</text:span><text:span text:style-name="T68">m</text:span><text:span text:style-name="T68">b</text:span><text:span text:style-name="T68">e</text:span><text:span text:style-name="T68">r</text:span><text:span text:style-name="T68">s</text:span><text:span text:style-name="T68">)</text:span></text:p><text:p text:style-name="P53"><text:span text:style-name="T68"><text:s text:c="2"/></text:span><text:span text:style-name="T68"><text:s text:c="2"/></text:span><text:span text:style-name="T68">d</text:span><text:span text:style-name="T68">u</text:span><text:span text:style-name="T68">r</text:span><text:span text:style-name="T68">a</text:span><text:span text:style-name="T68">t</text:span><text:span text:style-name="T68">i</text:span><text:span text:style-name="T68">o</text:span><text:span text:style-name="T68">n </text:span><text:span text:style-name="T68">= </text:span><text:span text:style-name="T68">t</text:span><text:span text:style-name="T68">i</text:span><text:span text:style-name="T68">m</text:span><text:span text:style-name="T68">e</text:span><text:span text:style-name="T68">.</text:span><text:span text:style-name="T68">t</text:span><text:span text:style-name="T68">i</text:span><text:span text:style-name="T68">m</text:span><text:span text:style-name="T68">e</text:span><text:span text:style-name="T68">(</text:span><text:span text:style-name="T68">) </text:span><text:span text:style-name="T68">- </text:span><text:span text:style-name="T68">s</text:span><text:span text:style-name="T68">t</text:span><text:span text:style-name="T68">a</text:span><text:span text:style-name="T68">r</text:span><text:span text:style-name="T68">t</text:span><text:span text:style-name="T68">_</text:span><text:span text:style-name="T68">t</text:span><text:span text:style-name="T68">i</text:span><text:span text:style-name="T68">m</text:span><text:span text:style-name="T68">e</text:span></text:p><text:p text:style-name="P53"><text:span text:style-name="T68"><text:s text:c="2"/></text:span><text:span text:style-name="T68"><text:s text:c="2"/></text:span><text:span text:style-name="T68">p</text:span><text:span text:style-name="T68">r</text:span><text:span text:style-name="T68">i</text:span><text:span text:style-name="T68">n</text:span><text:span text:style-name="T68">t</text:span><text:span text:style-name="T68">(</text:span><text:span text:style-name="T68">f</text:span><text:span text:style-name="T68">"</text:span><text:span text:style-name="T68">D</text:span><text:span text:style-name="T68">u</text:span><text:span text:style-name="T68">r</text:span><text:span text:style-name="T68">a</text:span><text:span text:style-name="T68">t</text:span><text:span text:style-name="T68">i</text:span><text:span text:style-name="T68">o</text:span><text:span text:style-name="T68">n </text:span><text:span text:style-name="T68">{</text:span><text:span text:style-name="T68">d</text:span><text:span text:style-name="T68">u</text:span><text:span text:style-name="T68">r</text:span><text:span text:style-name="T68">a</text:span><text:span text:style-name="T68">t</text:span><text:span text:style-name="T68">i</text:span><text:span text:style-name="T68">o</text:span><text:span text:style-name="T68">n</text:span><text:span text:style-name="T68">} </text:span><text:span text:style-name="T68">s</text:span><text:span text:style-name="T68">e</text:span><text:span text:style-name="T68">c</text:span><text:span text:style-name="T68">o</text:span><text:span text:style-name="T68">n</text:span><text:span text:style-name="T68">d</text:span><text:span text:style-name="T68">s</text:span><text:span text:style-name="T68">"</text:span><text:span text:style-name="T68">)</text:span></text:p></draw:text-box></draw:frame><draw:frame text:anchor-type="paragraph" draw:z-index="7" draw:name="Shape2" draw:style-name="gr1" draw:text-style-name="P52" svg:width="0.2303in" svg:height="6.6106in" svg:x="0.4701in" svg:y="0.0598in"><draw:text-box><text:p text:style-name="P51"><text:span text:style-name="T67">1</text:span></text:p><text:p text:style-name="P51"><text:span text:style-name="T67">2</text:span></text:p><text:p text:style-name="P51"><text:span text:style-name="T67">3</text:span></text:p><text:p text:style-name="P51"><text:span text:style-name="T67">4</text:span></text:p><text:p text:style-name="P51"><text:span text:style-name="T67">5</text:span></text:p><text:p text:style-name="P51"><text:span text:style-name="T67">6</text:span></text:p><text:p text:style-name="P51"><text:span text:style-name="T67">7</text:span></text:p><text:p text:style-name="P51"><text:span text:style-name="T67">8</text:span></text:p><text:p text:style-name="P51"><text:span text:style-name="T67">9</text:span></text:p><text:p text:style-name="P51"><text:span text:style-name="T67">10</text:span></text:p><text:p text:style-name="P51"><text:span text:style-name="T67">11</text:span></text:p><text:p text:style-name="P51"><text:span text:style-name="T67">12</text:span></text:p><text:p text:style-name="P51"><text:span text:style-name="T67">13</text:span></text:p><text:p text:style-name="P51"><text:span text:style-name="T67">14</text:span></text:p><text:p text:style-name="P51"><text:span text:style-name="T67">15</text:span></text:p><text:p text:style-name="P51"><text:span text:style-name="T67">16</text:span></text:p><text:p text:style-name="P51"><text:span text:style-name="T67">17</text:span></text:p><text:p text:style-name="P51"><text:span text:style-name="T67">18</text:span></text:p><text:p text:style-name="P51"><text:span text:style-name="T67">19</text:span></text:p><text:p text:style-name="P51"><text:span text:style-name="T67">20</text:span></text:p><text:p text:style-name="P51"><text:span text:style-name="T67">21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Bitstream Vera Sans Mono2" svg:font-family="'Bitstream Vera Sans Mono'"/>
    <style:font-face style:name="Droid Sans Devanagari2" svg:font-family="'Droid Sans Devanagari'" style:font-family-generic="swiss"/>
    <style:font-face style:name="Bitstream Vera Sans Mono1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Bitstream Vera Sans Mono" svg:font-family="'Bitstream Vera Sans Mono'" style:font-pitch="variable"/>
    <style:font-face style:name="Droid Sans Devanagari1" svg:font-family="'Droid Sans Devanagari'" style:font-pitch="variable"/>
    <style:font-face style:name="Liberation Serif2" svg:font-family="'Liberation Serif'" style:font-pitch="variable"/>
    <style:font-face style:name="Noto Serif CJK SC" svg:font-family="'Noto Serif CJK SC'" style:font-pitch="variable"/>
    <style:font-face style:name="Bitstream Vera Sans Mono3" svg:font-family="'Bitstream Vera Sans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2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2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16T20:56:12.592785416</meta:creation-date>
    <dc:date>2021-03-06T15:01:17.264875425</dc:date>
    <meta:editing-duration>PT6H38M15S</meta:editing-duration>
    <meta:editing-cycles>46</meta:editing-cycles>
    <meta:generator>LibreOffice/7.0.3.1$Linux_X86_64 LibreOffice_project/00$Build-1</meta:generator>
    <meta:document-statistic meta:table-count="0" meta:image-count="0" meta:object-count="0" meta:page-count="4" meta:paragraph-count="76" meta:word-count="686" meta:character-count="4356" meta:non-whitespace-character-count="3803"/>
  </office:meta>
</office:document-meta>
</file>